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43" style:family="table-column">
      <style:table-column-properties fo:break-before="auto" style:column-width="81.95mm"/>
    </style:style>
    <style:style style:name="co44" style:family="table-column">
      <style:table-column-properties fo:break-before="auto" style:column-width="38.31mm"/>
    </style:style>
    <style:style style:name="co45" style:family="table-column">
      <style:table-column-properties fo:break-before="auto" style:column-width="40.55mm"/>
    </style:style>
    <style:style style:name="co46" style:family="table-column">
      <style:table-column-properties fo:break-before="auto" style:column-width="33mm"/>
    </style:style>
    <style:style style:name="co47" style:family="table-column">
      <style:table-column-properties fo:break-before="auto" style:column-width="27.41mm"/>
    </style:style>
    <style:style style:name="co48" style:family="table-column">
      <style:table-column-properties fo:break-before="auto" style:column-width="23.5mm"/>
    </style:style>
    <style:style style:name="co49" style:family="table-column">
      <style:table-column-properties fo:break-before="auto" style:column-width="28.24mm"/>
    </style:style>
    <style:style style:name="co50" style:family="table-column">
      <style:table-column-properties fo:break-before="auto" style:column-width="66.85mm"/>
    </style:style>
    <style:style style:name="co51" style:family="table-column">
      <style:table-column-properties fo:break-before="auto" style:column-width="25.45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50.64mm"/>
    </style:style>
    <style:style style:name="co54" style:family="table-column">
      <style:table-column-properties fo:break-before="auto" style:column-width="52.85mm"/>
    </style:style>
    <style:style style:name="co55" style:family="table-column">
      <style:table-column-properties fo:break-before="auto" style:column-width="7.51mm"/>
    </style:style>
    <style:style style:name="co56" style:family="table-column">
      <style:table-column-properties fo:break-before="auto" style:column-width="19.84mm"/>
    </style:style>
    <style:style style:name="co57" style:family="table-column">
      <style:table-column-properties fo:break-before="auto" style:column-width="77.4mm"/>
    </style:style>
    <style:style style:name="co58" style:family="table-column">
      <style:table-column-properties fo:break-before="auto" style:column-width="81.65mm"/>
    </style:style>
    <style:style style:name="co59" style:family="table-column">
      <style:table-column-properties fo:break-before="auto" style:column-width="19.98mm"/>
    </style:style>
    <style:style style:name="co60" style:family="table-column">
      <style:table-column-properties fo:break-before="auto" style:column-width="29.97mm"/>
    </style:style>
    <style:style style:name="co61" style:family="table-column">
      <style:table-column-properties fo:break-before="auto" style:column-width="99.01mm"/>
    </style:style>
    <style:style style:name="co62" style:family="table-column">
      <style:table-column-properties fo:break-before="auto" style:column-width="114.72mm"/>
    </style:style>
    <style:style style:name="co63" style:family="table-column">
      <style:table-column-properties fo:break-before="auto" style:column-width="31.04mm"/>
    </style:style>
    <style:style style:name="co64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20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6.88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3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6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61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65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5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84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92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94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9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9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fo:padding="0.71mm"/>
    </style:style>
    <style:style style:name="ce2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4">
      <style:table-cell-properties fo:padding="0.71mm"/>
    </style:style>
    <style:style style:name="ce2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27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7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4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8" style:family="table-cell" style:parent-style-name="Default">
      <style:table-cell-properties fo:padding="0.71mm"/>
    </style:style>
    <style:style style:name="ce199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Excel_5f_BuiltIn_5f_Percent" style:data-style-name="N122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359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60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61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363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364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36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6" style:family="table-cell" style:parent-style-name="Default">
      <style:table-cell-properties style:diagonal-bl-tr="none" style:diagonal-tl-br="none" fo:border="none" fo:padding="0.71mm" style:rotation-align="none"/>
    </style:style>
    <style:style style:name="ce36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0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311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3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320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5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96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99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400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02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404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405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406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0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1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3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14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15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17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1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2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21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23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6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431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33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434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37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8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0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1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2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3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4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45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6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4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8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7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2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4">
      <style:table-cell-properties fo:padding="0.71mm"/>
    </style:style>
    <style:style style:name="ce57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7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59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6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1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16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7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6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4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47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63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8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6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4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645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4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6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9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0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5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1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2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23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2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2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28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32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3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3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3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4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0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44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46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49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51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53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58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59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53" table:default-cell-style-name="ce200"/>
        <table:table-column table:style-name="co54" table:default-cell-style-name="ce198"/>
        <table:table-row table:style-name="ro1">
          <table:table-cell/>
          <table:table-cell table:style-name="ce341" office:value-type="string" calcext:value-type="string" table:number-columns-spanned="2" table:number-rows-spanned="1">
            <text:p>Données générales</text:p>
          </table:table-cell>
          <table:covered-table-cell table:style-name="ce197"/>
        </table:table-row>
        <table:table-row table:style-name="ro2" table:number-rows-repeated="2">
          <table:table-cell/>
          <table:table-cell table:style-name="ce198"/>
          <table:table-cell/>
        </table:table-row>
        <table:table-row table:style-name="ro16">
          <table:table-cell/>
          <table:table-cell table:style-name="ce199" office:value-type="string" calcext:value-type="string">
            <text:p>Nom de la structure</text:p>
          </table:table-cell>
          <table:table-cell table:style-name="ce202" office:value-type="string" calcext:value-type="string">
            <text:p>Mieux trier à Nantes</text:p>
          </table:table-cell>
        </table:table-row>
        <table:table-row table:style-name="ro16">
          <table:table-cell/>
          <table:table-cell office:value-type="string" calcext:value-type="string">
            <text:p>Année de création</text:p>
          </table:table-cell>
          <table:table-cell table:style-name="ce203" office:value-type="float" office:value="2016" calcext:value-type="float">
            <text:p>2016</text:p>
          </table:table-cell>
        </table:table-row>
        <table:table-row table:style-name="ro16">
          <table:table-cell/>
          <table:table-cell office:value-type="string" calcext:value-type="string">
            <text:p>Fin de l'exercice</text:p>
          </table:table-cell>
          <table:table-cell table:style-name="ce204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205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205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205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206" table:content-validation-name="val5"/>
        </table:table-row>
        <table:table-row table:style-name="ro17">
          <table:table-cell/>
          <table:table-cell table:style-name="ce201" office:value-type="string" calcext:value-type="string">
            <text:p>Modalités de paiement des dettes sociales</text:p>
          </table:table-cell>
          <table:table-cell table:style-name="ce207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198"/>
        <table:table-column table:style-name="co5" table:default-cell-style-name="ce198"/>
        <table:table-column table:style-name="co6" table:default-cell-style-name="ce366"/>
        <table:table-column table:style-name="co7" table:number-columns-repeated="254" table:default-cell-style-name="ce366"/>
        <table:table-column table:style-name="co7" table:number-columns-repeated="767" table:default-cell-style-name="Default"/>
        <table:table-row table:style-name="ro7">
          <table:table-cell/>
          <table:table-cell table:style-name="ce341" office:value-type="string" calcext:value-type="string" table:number-columns-spanned="2" table:number-rows-spanned="1">
            <text:p>Nomenclature des comptes</text:p>
          </table:table-cell>
          <table:covered-table-cell table:style-name="ce341"/>
          <table:table-cell table:number-columns-repeated="1021"/>
        </table:table-row>
        <table:table-row table:style-name="ro8">
          <table:table-cell/>
          <table:table-cell table:style-name="ce35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58" office:value-type="string" calcext:value-type="string">
            <text:p>N° de compte</text:p>
          </table:table-cell>
          <table:table-cell table:style-name="ce358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359"/>
          <table:table-cell table:style-name="ce362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2000" calcext:value-type="float">
            <text:p>102000</text:p>
          </table:table-cell>
          <table:table-cell table:style-name="ce368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19000" calcext:value-type="float">
            <text:p>119000</text:p>
          </table:table-cell>
          <table:table-cell table:style-name="ce368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93000" calcext:value-type="float">
            <text:p>193000</text:p>
          </table:table-cell>
          <table:table-cell table:style-name="ce368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2100" calcext:value-type="float">
            <text:p>102100</text:p>
          </table:table-cell>
          <table:table-cell table:style-name="ce368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2200" calcext:value-type="float">
            <text:p>102200</text:p>
          </table:table-cell>
          <table:table-cell table:style-name="ce368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2400" calcext:value-type="float">
            <text:p>102400</text:p>
          </table:table-cell>
          <table:table-cell table:style-name="ce368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2500" calcext:value-type="float">
            <text:p>102500</text:p>
          </table:table-cell>
          <table:table-cell table:style-name="ce368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2600" calcext:value-type="float">
            <text:p>102600</text:p>
          </table:table-cell>
          <table:table-cell table:style-name="ce368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3000" calcext:value-type="float">
            <text:p>103000</text:p>
          </table:table-cell>
          <table:table-cell table:style-name="ce368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3400" calcext:value-type="float">
            <text:p>103400</text:p>
          </table:table-cell>
          <table:table-cell table:style-name="ce368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3500" calcext:value-type="float">
            <text:p>103500</text:p>
          </table:table-cell>
          <table:table-cell table:style-name="ce368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3600" calcext:value-type="float">
            <text:p>103600</text:p>
          </table:table-cell>
          <table:table-cell table:style-name="ce368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5000" calcext:value-type="float">
            <text:p>105000</text:p>
          </table:table-cell>
          <table:table-cell table:style-name="ce368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5100" calcext:value-type="float">
            <text:p>105100</text:p>
          </table:table-cell>
          <table:table-cell table:style-name="ce368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5200" calcext:value-type="float">
            <text:p>105200</text:p>
          </table:table-cell>
          <table:table-cell table:style-name="ce368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6000" calcext:value-type="float">
            <text:p>106000</text:p>
          </table:table-cell>
          <table:table-cell table:style-name="ce368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6200" calcext:value-type="float">
            <text:p>106200</text:p>
          </table:table-cell>
          <table:table-cell table:style-name="ce368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6300" calcext:value-type="float">
            <text:p>106300</text:p>
          </table:table-cell>
          <table:table-cell table:style-name="ce368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6400" calcext:value-type="float">
            <text:p>106400</text:p>
          </table:table-cell>
          <table:table-cell table:style-name="ce368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06800" calcext:value-type="float">
            <text:p>106800</text:p>
          </table:table-cell>
          <table:table-cell table:style-name="ce368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10000" calcext:value-type="float">
            <text:p>110000</text:p>
          </table:table-cell>
          <table:table-cell table:style-name="ce368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15000" calcext:value-type="float">
            <text:p>115000</text:p>
          </table:table-cell>
          <table:table-cell table:style-name="ce368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20000" calcext:value-type="float">
            <text:p>120000</text:p>
          </table:table-cell>
          <table:table-cell table:style-name="ce368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29000" calcext:value-type="float">
            <text:p>129000</text:p>
          </table:table-cell>
          <table:table-cell table:style-name="ce368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000" calcext:value-type="float">
            <text:p>131000</text:p>
          </table:table-cell>
          <table:table-cell table:style-name="ce368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100" calcext:value-type="float">
            <text:p>131100</text:p>
          </table:table-cell>
          <table:table-cell table:style-name="ce368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200" calcext:value-type="float">
            <text:p>131200</text:p>
          </table:table-cell>
          <table:table-cell table:style-name="ce368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300" calcext:value-type="float">
            <text:p>131300</text:p>
          </table:table-cell>
          <table:table-cell table:style-name="ce368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400" calcext:value-type="float">
            <text:p>131400</text:p>
          </table:table-cell>
          <table:table-cell table:style-name="ce368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500" calcext:value-type="float">
            <text:p>131500</text:p>
          </table:table-cell>
          <table:table-cell table:style-name="ce368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600" calcext:value-type="float">
            <text:p>131600</text:p>
          </table:table-cell>
          <table:table-cell table:style-name="ce368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700" calcext:value-type="float">
            <text:p>131700</text:p>
          </table:table-cell>
          <table:table-cell table:style-name="ce368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1800" calcext:value-type="float">
            <text:p>131800</text:p>
          </table:table-cell>
          <table:table-cell table:style-name="ce368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8000" calcext:value-type="float">
            <text:p>138000</text:p>
          </table:table-cell>
          <table:table-cell table:style-name="ce368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39000" calcext:value-type="float">
            <text:p>139000</text:p>
          </table:table-cell>
          <table:table-cell table:style-name="ce368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2000" calcext:value-type="float">
            <text:p>142000</text:p>
          </table:table-cell>
          <table:table-cell table:style-name="ce368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2400" calcext:value-type="float">
            <text:p>142400</text:p>
          </table:table-cell>
          <table:table-cell table:style-name="ce368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3000" calcext:value-type="float">
            <text:p>143000</text:p>
          </table:table-cell>
          <table:table-cell table:style-name="ce368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3100" calcext:value-type="float">
            <text:p>143100</text:p>
          </table:table-cell>
          <table:table-cell table:style-name="ce368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3200" calcext:value-type="float">
            <text:p>143200</text:p>
          </table:table-cell>
          <table:table-cell table:style-name="ce368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4000" calcext:value-type="float">
            <text:p>144000</text:p>
          </table:table-cell>
          <table:table-cell table:style-name="ce368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5000" calcext:value-type="float">
            <text:p>145000</text:p>
          </table:table-cell>
          <table:table-cell table:style-name="ce368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6000" calcext:value-type="float">
            <text:p>146000</text:p>
          </table:table-cell>
          <table:table-cell table:style-name="ce368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48000" calcext:value-type="float">
            <text:p>148000</text:p>
          </table:table-cell>
          <table:table-cell table:style-name="ce368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1000" calcext:value-type="float">
            <text:p>151000</text:p>
          </table:table-cell>
          <table:table-cell table:style-name="ce368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1100" calcext:value-type="float">
            <text:p>151100</text:p>
          </table:table-cell>
          <table:table-cell table:style-name="ce368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1400" calcext:value-type="float">
            <text:p>151400</text:p>
          </table:table-cell>
          <table:table-cell table:style-name="ce368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1500" calcext:value-type="float">
            <text:p>151500</text:p>
          </table:table-cell>
          <table:table-cell table:style-name="ce368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1600" calcext:value-type="float">
            <text:p>151600</text:p>
          </table:table-cell>
          <table:table-cell table:style-name="ce368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1800" calcext:value-type="float">
            <text:p>151800</text:p>
          </table:table-cell>
          <table:table-cell table:style-name="ce368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3000" calcext:value-type="float">
            <text:p>153000</text:p>
          </table:table-cell>
          <table:table-cell table:style-name="ce368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5000" calcext:value-type="float">
            <text:p>155000</text:p>
          </table:table-cell>
          <table:table-cell table:style-name="ce368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7000" calcext:value-type="float">
            <text:p>157000</text:p>
          </table:table-cell>
          <table:table-cell table:style-name="ce368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7200" calcext:value-type="float">
            <text:p>157200</text:p>
          </table:table-cell>
          <table:table-cell table:style-name="ce368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8000" calcext:value-type="float">
            <text:p>158000</text:p>
          </table:table-cell>
          <table:table-cell table:style-name="ce368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58200" calcext:value-type="float">
            <text:p>158200</text:p>
          </table:table-cell>
          <table:table-cell table:style-name="ce368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4000" calcext:value-type="float">
            <text:p>164000</text:p>
          </table:table-cell>
          <table:table-cell table:style-name="ce368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4100" calcext:value-type="float">
            <text:p>164100</text:p>
          </table:table-cell>
          <table:table-cell table:style-name="ce368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5000" calcext:value-type="float">
            <text:p>165000</text:p>
          </table:table-cell>
          <table:table-cell table:style-name="ce368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5100" calcext:value-type="float">
            <text:p>165100</text:p>
          </table:table-cell>
          <table:table-cell table:style-name="ce368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5500" calcext:value-type="float">
            <text:p>165500</text:p>
          </table:table-cell>
          <table:table-cell table:style-name="ce368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6000" calcext:value-type="float">
            <text:p>166000</text:p>
          </table:table-cell>
          <table:table-cell table:style-name="ce368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6100" calcext:value-type="float">
            <text:p>166100</text:p>
          </table:table-cell>
          <table:table-cell table:style-name="ce368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6200" calcext:value-type="float">
            <text:p>166200</text:p>
          </table:table-cell>
          <table:table-cell table:style-name="ce368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7000" calcext:value-type="float">
            <text:p>167000</text:p>
          </table:table-cell>
          <table:table-cell table:style-name="ce368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7200" calcext:value-type="float">
            <text:p>167200</text:p>
          </table:table-cell>
          <table:table-cell table:style-name="ce368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8000" calcext:value-type="float">
            <text:p>168000</text:p>
          </table:table-cell>
          <table:table-cell table:style-name="ce368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9100" calcext:value-type="float">
            <text:p>169100</text:p>
          </table:table-cell>
          <table:table-cell table:style-name="ce368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8500" calcext:value-type="float">
            <text:p>168500</text:p>
          </table:table-cell>
          <table:table-cell table:style-name="ce368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8700" calcext:value-type="float">
            <text:p>168700</text:p>
          </table:table-cell>
          <table:table-cell table:style-name="ce368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8800" calcext:value-type="float">
            <text:p>168800</text:p>
          </table:table-cell>
          <table:table-cell table:style-name="ce368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69000" calcext:value-type="float">
            <text:p>169000</text:p>
          </table:table-cell>
          <table:table-cell table:style-name="ce368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360" office:value-type="float" office:value="170000" calcext:value-type="float">
            <text:p>170000</text:p>
          </table:table-cell>
          <table:table-cell table:style-name="ce367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81000" calcext:value-type="float">
            <text:p>181000</text:p>
          </table:table-cell>
          <table:table-cell table:style-name="ce368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85000" calcext:value-type="float">
            <text:p>185000</text:p>
          </table:table-cell>
          <table:table-cell table:style-name="ce368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86000" calcext:value-type="float">
            <text:p>186000</text:p>
          </table:table-cell>
          <table:table-cell table:style-name="ce368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87000" calcext:value-type="float">
            <text:p>187000</text:p>
          </table:table-cell>
          <table:table-cell table:style-name="ce368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360" office:value-type="float" office:value="190000" calcext:value-type="float">
            <text:p>190000</text:p>
          </table:table-cell>
          <table:table-cell table:style-name="ce367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94000" calcext:value-type="float">
            <text:p>194000</text:p>
          </table:table-cell>
          <table:table-cell table:style-name="ce368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95000" calcext:value-type="float">
            <text:p>195000</text:p>
          </table:table-cell>
          <table:table-cell table:style-name="ce368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197000" calcext:value-type="float">
            <text:p>197000</text:p>
          </table:table-cell>
          <table:table-cell table:style-name="ce368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359"/>
          <table:table-cell table:style-name="ce362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01000" calcext:value-type="float">
            <text:p>201000</text:p>
          </table:table-cell>
          <table:table-cell table:style-name="ce368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03000" calcext:value-type="float">
            <text:p>203000</text:p>
          </table:table-cell>
          <table:table-cell table:style-name="ce368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05000" calcext:value-type="float">
            <text:p>205000</text:p>
          </table:table-cell>
          <table:table-cell table:style-name="ce368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06000" calcext:value-type="float">
            <text:p>206000</text:p>
          </table:table-cell>
          <table:table-cell table:style-name="ce368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08000" calcext:value-type="float">
            <text:p>208000</text:p>
          </table:table-cell>
          <table:table-cell table:style-name="ce368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11000" calcext:value-type="float">
            <text:p>211000</text:p>
          </table:table-cell>
          <table:table-cell table:style-name="ce368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12000" calcext:value-type="float">
            <text:p>212000</text:p>
          </table:table-cell>
          <table:table-cell table:style-name="ce368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13000" calcext:value-type="float">
            <text:p>213000</text:p>
          </table:table-cell>
          <table:table-cell table:style-name="ce368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14000" calcext:value-type="float">
            <text:p>214000</text:p>
          </table:table-cell>
          <table:table-cell table:style-name="ce368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15000" calcext:value-type="float">
            <text:p>215000</text:p>
          </table:table-cell>
          <table:table-cell table:style-name="ce368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18000" calcext:value-type="float">
            <text:p>218000</text:p>
          </table:table-cell>
          <table:table-cell table:style-name="ce368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28000" calcext:value-type="float">
            <text:p>228000</text:p>
          </table:table-cell>
          <table:table-cell table:style-name="ce368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29000" calcext:value-type="float">
            <text:p>229000</text:p>
          </table:table-cell>
          <table:table-cell table:style-name="ce368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31000" calcext:value-type="float">
            <text:p>231000</text:p>
          </table:table-cell>
          <table:table-cell table:style-name="ce368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32000" calcext:value-type="float">
            <text:p>232000</text:p>
          </table:table-cell>
          <table:table-cell table:style-name="ce368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37000" calcext:value-type="float">
            <text:p>237000</text:p>
          </table:table-cell>
          <table:table-cell table:style-name="ce368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38000" calcext:value-type="float">
            <text:p>238000</text:p>
          </table:table-cell>
          <table:table-cell table:style-name="ce368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61000" calcext:value-type="float">
            <text:p>261000</text:p>
          </table:table-cell>
          <table:table-cell table:style-name="ce368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66000" calcext:value-type="float">
            <text:p>266000</text:p>
          </table:table-cell>
          <table:table-cell table:style-name="ce368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67000" calcext:value-type="float">
            <text:p>267000</text:p>
          </table:table-cell>
          <table:table-cell table:style-name="ce368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68000" calcext:value-type="float">
            <text:p>268000</text:p>
          </table:table-cell>
          <table:table-cell table:style-name="ce368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69000" calcext:value-type="float">
            <text:p>269000</text:p>
          </table:table-cell>
          <table:table-cell table:style-name="ce368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1000" calcext:value-type="float">
            <text:p>271000</text:p>
          </table:table-cell>
          <table:table-cell table:style-name="ce368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2000" calcext:value-type="float">
            <text:p>272000</text:p>
          </table:table-cell>
          <table:table-cell table:style-name="ce368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3000" calcext:value-type="float">
            <text:p>273000</text:p>
          </table:table-cell>
          <table:table-cell table:style-name="ce368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4000" calcext:value-type="float">
            <text:p>274000</text:p>
          </table:table-cell>
          <table:table-cell table:style-name="ce368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5000" calcext:value-type="float">
            <text:p>275000</text:p>
          </table:table-cell>
          <table:table-cell table:style-name="ce368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6000" calcext:value-type="float">
            <text:p>276000</text:p>
          </table:table-cell>
          <table:table-cell table:style-name="ce368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79000" calcext:value-type="float">
            <text:p>279000</text:p>
          </table:table-cell>
          <table:table-cell table:style-name="ce368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0000" calcext:value-type="float">
            <text:p>280000</text:p>
          </table:table-cell>
          <table:table-cell table:style-name="ce368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0500" calcext:value-type="float">
            <text:p>280500</text:p>
          </table:table-cell>
          <table:table-cell table:style-name="ce368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1000" calcext:value-type="float">
            <text:p>281000</text:p>
          </table:table-cell>
          <table:table-cell table:style-name="ce368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1300" calcext:value-type="float">
            <text:p>281300</text:p>
          </table:table-cell>
          <table:table-cell table:style-name="ce368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1400" calcext:value-type="float">
            <text:p>281400</text:p>
          </table:table-cell>
          <table:table-cell table:style-name="ce368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1500" calcext:value-type="float">
            <text:p>281500</text:p>
          </table:table-cell>
          <table:table-cell table:style-name="ce368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82800" calcext:value-type="float">
            <text:p>282800</text:p>
          </table:table-cell>
          <table:table-cell table:style-name="ce368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90000" calcext:value-type="float">
            <text:p>290000</text:p>
          </table:table-cell>
          <table:table-cell table:style-name="ce368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91000" calcext:value-type="float">
            <text:p>291000</text:p>
          </table:table-cell>
          <table:table-cell table:style-name="ce368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91100" calcext:value-type="float">
            <text:p>291100</text:p>
          </table:table-cell>
          <table:table-cell table:style-name="ce368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93000" calcext:value-type="float">
            <text:p>293000</text:p>
          </table:table-cell>
          <table:table-cell table:style-name="ce368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96000" calcext:value-type="float">
            <text:p>296000</text:p>
          </table:table-cell>
          <table:table-cell table:style-name="ce368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297000" calcext:value-type="float">
            <text:p>297000</text:p>
          </table:table-cell>
          <table:table-cell table:style-name="ce368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2"/>
          <table:table-cell table:style-name="ce362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353" office:value-type="string" calcext:value-type="string">
            <text:p>31. MATIERES PREMIERES ET FOURNITURES</text:p>
          </table:table-cell>
          <table:table-cell table:style-name="ce360"/>
          <table:table-cell table:style-name="ce367" office:value-type="string" calcext:value-type="string">
            <text:p>31. MATIERES PREMIERES ET FOURNITURES</text:p>
          </table:table-cell>
          <table:table-cell table:number-columns-repeated="222" table:style-name="ce370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11. Matières</text:p>
          </table:table-cell>
          <table:table-cell table:style-name="ce361" office:value-type="float" office:value="311000" calcext:value-type="float">
            <text:p>311000</text:p>
          </table:table-cell>
          <table:table-cell table:style-name="ce368" office:value-type="string" calcext:value-type="string">
            <text:p>311. Matières</text:p>
          </table:table-cell>
          <table:table-cell table:number-columns-repeated="222" table:style-name="ce371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17. Fournitures</text:p>
          </table:table-cell>
          <table:table-cell table:style-name="ce361" office:value-type="float" office:value="317000" calcext:value-type="float">
            <text:p>317000</text:p>
          </table:table-cell>
          <table:table-cell table:style-name="ce368" office:value-type="string" calcext:value-type="string">
            <text:p>317. Fournitures</text:p>
          </table:table-cell>
          <table:table-cell table:number-columns-repeated="222" table:style-name="ce371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355" office:value-type="string" calcext:value-type="string">
            <text:p>32. AUTRES APPROVISIONNEMENTS</text:p>
          </table:table-cell>
          <table:table-cell table:style-name="ce360"/>
          <table:table-cell table:style-name="ce367" office:value-type="string" calcext:value-type="string">
            <text:p>32. AUTRES APPROVISIONNEMENTS</text:p>
          </table:table-cell>
          <table:table-cell table:number-columns-repeated="222" table:style-name="ce370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21. Matières consommables</text:p>
          </table:table-cell>
          <table:table-cell table:style-name="ce361" office:value-type="float" office:value="321000" calcext:value-type="float">
            <text:p>321000</text:p>
          </table:table-cell>
          <table:table-cell table:style-name="ce368" office:value-type="string" calcext:value-type="string">
            <text:p>321. Matières consommables</text:p>
          </table:table-cell>
          <table:table-cell table:number-columns-repeated="222" table:style-name="ce371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22. Fournitures consommables</text:p>
          </table:table-cell>
          <table:table-cell table:style-name="ce361" office:value-type="float" office:value="322000" calcext:value-type="float">
            <text:p>322000</text:p>
          </table:table-cell>
          <table:table-cell table:style-name="ce368" office:value-type="string" calcext:value-type="string">
            <text:p>322. Fournitures consommables</text:p>
          </table:table-cell>
          <table:table-cell table:number-columns-repeated="222" table:style-name="ce371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26. Emballages</text:p>
          </table:table-cell>
          <table:table-cell table:style-name="ce361" office:value-type="float" office:value="326000" calcext:value-type="float">
            <text:p>326000</text:p>
          </table:table-cell>
          <table:table-cell table:style-name="ce368" office:value-type="string" calcext:value-type="string">
            <text:p>326. Emballages</text:p>
          </table:table-cell>
          <table:table-cell table:number-columns-repeated="222" table:style-name="ce371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353" office:value-type="string" calcext:value-type="string">
            <text:p>33. EN-COURS DE PRODCTION DE BIENS</text:p>
          </table:table-cell>
          <table:table-cell table:style-name="ce360"/>
          <table:table-cell table:style-name="ce367" office:value-type="string" calcext:value-type="string">
            <text:p>33. EN-COURS DE PRODCTION DE BIENS</text:p>
          </table:table-cell>
          <table:table-cell table:number-columns-repeated="222" table:style-name="ce370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31. Produits en cours</text:p>
          </table:table-cell>
          <table:table-cell table:style-name="ce361" office:value-type="float" office:value="331000" calcext:value-type="float">
            <text:p>331000</text:p>
          </table:table-cell>
          <table:table-cell table:style-name="ce368" office:value-type="string" calcext:value-type="string">
            <text:p>331. Produits en cours</text:p>
          </table:table-cell>
          <table:table-cell table:number-columns-repeated="222" table:style-name="ce371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35. Travaux en cours</text:p>
          </table:table-cell>
          <table:table-cell table:style-name="ce361" office:value-type="float" office:value="335000" calcext:value-type="float">
            <text:p>335000</text:p>
          </table:table-cell>
          <table:table-cell table:style-name="ce368" office:value-type="string" calcext:value-type="string">
            <text:p>335. Travaux en cours</text:p>
          </table:table-cell>
          <table:table-cell table:number-columns-repeated="222" table:style-name="ce371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353" office:value-type="string" calcext:value-type="string">
            <text:p>34. EN-COURS DE PRODUCTION DE SERVICES</text:p>
          </table:table-cell>
          <table:table-cell table:style-name="ce361" office:value-type="float" office:value="34000" calcext:value-type="float">
            <text:p>34000</text:p>
          </table:table-cell>
          <table:table-cell table:style-name="ce368" office:value-type="string" calcext:value-type="string">
            <text:p>34. EN-COURS DE PRODUCTION DE SERVICES</text:p>
          </table:table-cell>
          <table:table-cell table:number-columns-repeated="222" table:style-name="ce370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41. Produits en cours</text:p>
          </table:table-cell>
          <table:table-cell table:style-name="ce361" office:value-type="float" office:value="341000" calcext:value-type="float">
            <text:p>341000</text:p>
          </table:table-cell>
          <table:table-cell table:style-name="ce368" office:value-type="string" calcext:value-type="string">
            <text:p>341. Produits en cours</text:p>
          </table:table-cell>
          <table:table-cell table:number-columns-repeated="222" table:style-name="ce371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45. Prestations de services en cours</text:p>
          </table:table-cell>
          <table:table-cell table:style-name="ce361" office:value-type="float" office:value="345000" calcext:value-type="float">
            <text:p>345000</text:p>
          </table:table-cell>
          <table:table-cell table:style-name="ce368" office:value-type="string" calcext:value-type="string">
            <text:p>345. Prestations de services en cours</text:p>
          </table:table-cell>
          <table:table-cell table:number-columns-repeated="222" table:style-name="ce371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353" office:value-type="string" calcext:value-type="string">
            <text:p>35. STOCKS DE PRODUITS</text:p>
          </table:table-cell>
          <table:table-cell table:style-name="ce360"/>
          <table:table-cell table:style-name="ce367" office:value-type="string" calcext:value-type="string">
            <text:p>35. STOCKS DE PRODUITS</text:p>
          </table:table-cell>
          <table:table-cell table:number-columns-repeated="222" table:style-name="ce370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51. Produits intermédiaires</text:p>
          </table:table-cell>
          <table:table-cell table:style-name="ce361" office:value-type="float" office:value="351000" calcext:value-type="float">
            <text:p>351000</text:p>
          </table:table-cell>
          <table:table-cell table:style-name="ce368" office:value-type="string" calcext:value-type="string">
            <text:p>351. Produits intermédiaires</text:p>
          </table:table-cell>
          <table:table-cell table:number-columns-repeated="222" table:style-name="ce371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55. Produits finis</text:p>
          </table:table-cell>
          <table:table-cell table:style-name="ce361" office:value-type="float" office:value="355000" calcext:value-type="float">
            <text:p>355000</text:p>
          </table:table-cell>
          <table:table-cell table:style-name="ce368" office:value-type="string" calcext:value-type="string">
            <text:p>355. Produits finis</text:p>
          </table:table-cell>
          <table:table-cell table:number-columns-repeated="222" table:style-name="ce371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58. Produits résiduels</text:p>
          </table:table-cell>
          <table:table-cell table:style-name="ce361" office:value-type="float" office:value="358000" calcext:value-type="float">
            <text:p>358000</text:p>
          </table:table-cell>
          <table:table-cell table:style-name="ce368" office:value-type="string" calcext:value-type="string">
            <text:p>358. Produits résiduels</text:p>
          </table:table-cell>
          <table:table-cell table:number-columns-repeated="222" table:style-name="ce371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353" office:value-type="string" calcext:value-type="string">
            <text:p>36. STOCKS PROVENANT DES IMMOBILISATIONS</text:p>
          </table:table-cell>
          <table:table-cell table:style-name="ce360"/>
          <table:table-cell table:style-name="ce367" office:value-type="string" calcext:value-type="string">
            <text:p>36. STOCKS PROVENANT DES IMMOBILISATIONS</text:p>
          </table:table-cell>
          <table:table-cell table:number-columns-repeated="222" table:style-name="ce370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353" office:value-type="string" calcext:value-type="string">
            <text:p>37. STOCKS DE MARCHANDISES</text:p>
          </table:table-cell>
          <table:table-cell table:style-name="ce360"/>
          <table:table-cell table:style-name="ce367" office:value-type="string" calcext:value-type="string">
            <text:p>37. STOCKS DE MARCHANDISES</text:p>
          </table:table-cell>
          <table:table-cell table:number-columns-repeated="222" table:style-name="ce370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353"/>
          <table:table-cell table:style-name="ce361" office:value-type="float" office:value="370000" calcext:value-type="float">
            <text:p>370000</text:p>
          </table:table-cell>
          <table:table-cell table:style-name="ce368" office:value-type="string" calcext:value-type="string">
            <text:p>Stocks de marchandises</text:p>
          </table:table-cell>
          <table:table-cell table:style-name="ce370" table:number-columns-repeated="222"/>
          <table:table-cell table:number-columns-repeated="31"/>
          <table:table-cell table:style-name="ce370" table:number-columns-repeated="768"/>
        </table:table-row>
        <table:table-row table:style-name="ro2">
          <table:table-cell table:style-name="ce353" office:value-type="string" calcext:value-type="string">
            <text:p>39. PROVISIONS POUR DEPRECIATION DES STOCKS ET EN-COURS</text:p>
          </table:table-cell>
          <table:table-cell table:style-name="ce360"/>
          <table:table-cell table:style-name="ce367" office:value-type="string" calcext:value-type="string">
            <text:p>39. PROVISIONS POUR DEPRECIATION DES STOCKS ET EN-COURS</text:p>
          </table:table-cell>
          <table:table-cell table:number-columns-repeated="222" table:style-name="ce370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91. Provisions pour dépréciation des matières premières et fournitures</text:p>
          </table:table-cell>
          <table:table-cell table:style-name="ce361" office:value-type="float" office:value="391000" calcext:value-type="float">
            <text:p>391000</text:p>
          </table:table-cell>
          <table:table-cell table:style-name="ce368" office:value-type="string" calcext:value-type="string">
            <text:p>391. Provisions pour dépréciation des matières premières et fournitures</text:p>
          </table:table-cell>
          <table:table-cell table:number-columns-repeated="222" table:style-name="ce371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92. Provisions pour dépréciation des autres approvisionnements</text:p>
          </table:table-cell>
          <table:table-cell table:style-name="ce361" office:value-type="float" office:value="392000" calcext:value-type="float">
            <text:p>392000</text:p>
          </table:table-cell>
          <table:table-cell table:style-name="ce368" office:value-type="string" calcext:value-type="string">
            <text:p>392. Provisions pour dépréciation des autres approvisionnements</text:p>
          </table:table-cell>
          <table:table-cell table:number-columns-repeated="222" table:style-name="ce371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93. Provisions pour dépréciation des en-cours de production de services</text:p>
          </table:table-cell>
          <table:table-cell table:style-name="ce361" office:value-type="float" office:value="393000" calcext:value-type="float">
            <text:p>393000</text:p>
          </table:table-cell>
          <table:table-cell table:style-name="ce368" office:value-type="string" calcext:value-type="string">
            <text:p>393. Provisions pour dépréciation des en-cours de production de services</text:p>
          </table:table-cell>
          <table:table-cell table:number-columns-repeated="222" table:style-name="ce371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94. Provisions dépréciation des en-cours de production de services</text:p>
          </table:table-cell>
          <table:table-cell table:style-name="ce361" office:value-type="float" office:value="394000" calcext:value-type="float">
            <text:p>394000</text:p>
          </table:table-cell>
          <table:table-cell table:style-name="ce368" office:value-type="string" calcext:value-type="string">
            <text:p>394. Provisions dépréciation des en-cours de production de services</text:p>
          </table:table-cell>
          <table:table-cell table:number-columns-repeated="222" table:style-name="ce371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354" office:value-type="string" calcext:value-type="string">
            <text:p>395. Provisions pour dépréciation des stocks de produits</text:p>
          </table:table-cell>
          <table:table-cell table:style-name="ce361" office:value-type="float" office:value="395000" calcext:value-type="float">
            <text:p>395000</text:p>
          </table:table-cell>
          <table:table-cell table:style-name="ce368" office:value-type="string" calcext:value-type="string">
            <text:p>395. Provisions pour dépréciation des stocks de produits</text:p>
          </table:table-cell>
          <table:table-cell table:number-columns-repeated="222" table:style-name="ce371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356"/>
          <table:table-cell table:style-name="ce361" office:value-type="float" office:value="397000" calcext:value-type="float">
            <text:p>397000</text:p>
          </table:table-cell>
          <table:table-cell table:style-name="ce368" office:value-type="string" calcext:value-type="string">
            <text:p>397. Provisions pour dépréciation des stocks de marchandises</text:p>
          </table:table-cell>
          <table:table-cell table:style-name="ce372" table:number-columns-repeated="222"/>
          <table:table-cell table:number-columns-repeated="31"/>
          <table:table-cell table:style-name="ce372" table:number-columns-repeated="768"/>
        </table:table-row>
        <table:table-row table:style-name="ro2">
          <table:table-cell table:style-name="ce356"/>
          <table:table-cell table:style-name="ce362"/>
          <table:table-cell table:style-name="ce362" office:value-type="string" calcext:value-type="string">
            <text:p>CLASSE 4</text:p>
          </table:table-cell>
          <table:table-cell table:style-name="ce372" table:number-columns-repeated="222"/>
          <table:table-cell table:number-columns-repeated="31"/>
          <table:table-cell table:style-name="ce372" table:number-columns-repeated="768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1000" calcext:value-type="float">
            <text:p>401000</text:p>
          </table:table-cell>
          <table:table-cell table:style-name="ce368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1001" calcext:value-type="float">
            <text:p>401001</text:p>
          </table:table-cell>
          <table:table-cell table:style-name="ce368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1100" calcext:value-type="float">
            <text:p>401100</text:p>
          </table:table-cell>
          <table:table-cell table:style-name="ce368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1700" calcext:value-type="float">
            <text:p>401700</text:p>
          </table:table-cell>
          <table:table-cell table:style-name="ce368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3000" calcext:value-type="float">
            <text:p>403000</text:p>
          </table:table-cell>
          <table:table-cell table:style-name="ce368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4000" calcext:value-type="float">
            <text:p>404000</text:p>
          </table:table-cell>
          <table:table-cell table:style-name="ce368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5000" calcext:value-type="float">
            <text:p>405000</text:p>
          </table:table-cell>
          <table:table-cell table:style-name="ce368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8000" calcext:value-type="float">
            <text:p>408000</text:p>
          </table:table-cell>
          <table:table-cell table:style-name="ce368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9000" calcext:value-type="float">
            <text:p>409000</text:p>
          </table:table-cell>
          <table:table-cell table:style-name="ce368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09100" calcext:value-type="float">
            <text:p>409100</text:p>
          </table:table-cell>
          <table:table-cell table:style-name="ce368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1000" calcext:value-type="float">
            <text:p>411000</text:p>
          </table:table-cell>
          <table:table-cell table:style-name="ce368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3000" calcext:value-type="float">
            <text:p>413000</text:p>
          </table:table-cell>
          <table:table-cell table:style-name="ce368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6000" calcext:value-type="float">
            <text:p>416000</text:p>
          </table:table-cell>
          <table:table-cell table:style-name="ce368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8000" calcext:value-type="float">
            <text:p>418000</text:p>
          </table:table-cell>
          <table:table-cell table:style-name="ce368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8100" calcext:value-type="float">
            <text:p>418100</text:p>
          </table:table-cell>
          <table:table-cell table:style-name="ce368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8800" calcext:value-type="float">
            <text:p>418800</text:p>
          </table:table-cell>
          <table:table-cell table:style-name="ce368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9000" calcext:value-type="float">
            <text:p>419000</text:p>
          </table:table-cell>
          <table:table-cell table:style-name="ce368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9100" calcext:value-type="float">
            <text:p>419100</text:p>
          </table:table-cell>
          <table:table-cell table:style-name="ce368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9600" calcext:value-type="float">
            <text:p>419600</text:p>
          </table:table-cell>
          <table:table-cell table:style-name="ce368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9700" calcext:value-type="float">
            <text:p>419700</text:p>
          </table:table-cell>
          <table:table-cell table:style-name="ce368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19800" calcext:value-type="float">
            <text:p>419800</text:p>
          </table:table-cell>
          <table:table-cell table:style-name="ce368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1000" calcext:value-type="float">
            <text:p>421000</text:p>
          </table:table-cell>
          <table:table-cell table:style-name="ce368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2000" calcext:value-type="float">
            <text:p>422000</text:p>
          </table:table-cell>
          <table:table-cell table:style-name="ce368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4000" calcext:value-type="float">
            <text:p>424000</text:p>
          </table:table-cell>
          <table:table-cell table:style-name="ce368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5000" calcext:value-type="float">
            <text:p>425000</text:p>
          </table:table-cell>
          <table:table-cell table:style-name="ce368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6000" calcext:value-type="float">
            <text:p>426000</text:p>
          </table:table-cell>
          <table:table-cell table:style-name="ce368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7000" calcext:value-type="float">
            <text:p>427000</text:p>
          </table:table-cell>
          <table:table-cell table:style-name="ce368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28000" calcext:value-type="float">
            <text:p>428000</text:p>
          </table:table-cell>
          <table:table-cell table:style-name="ce368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31000" calcext:value-type="float">
            <text:p>431000</text:p>
          </table:table-cell>
          <table:table-cell table:style-name="ce368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37000" calcext:value-type="float">
            <text:p>437000</text:p>
          </table:table-cell>
          <table:table-cell table:style-name="ce368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38000" calcext:value-type="float">
            <text:p>438000</text:p>
          </table:table-cell>
          <table:table-cell table:style-name="ce368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4. ETAT ET AUTRES COLLECTIVITES PUBLIQUES <text:span text:style-name="T2"> </text:span>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1000" calcext:value-type="float">
            <text:p>441000</text:p>
          </table:table-cell>
          <table:table-cell table:style-name="ce368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2000" calcext:value-type="float">
            <text:p>442000</text:p>
          </table:table-cell>
          <table:table-cell table:style-name="ce368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3000" calcext:value-type="float">
            <text:p>443000</text:p>
          </table:table-cell>
          <table:table-cell table:style-name="ce368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4000" calcext:value-type="float">
            <text:p>444000</text:p>
          </table:table-cell>
          <table:table-cell table:style-name="ce368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4500" calcext:value-type="float">
            <text:p>444500</text:p>
          </table:table-cell>
          <table:table-cell table:style-name="ce368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000" calcext:value-type="float">
            <text:p>445000</text:p>
          </table:table-cell>
          <table:table-cell table:style-name="ce368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200" calcext:value-type="float">
            <text:p>445200</text:p>
          </table:table-cell>
          <table:table-cell table:style-name="ce368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500" calcext:value-type="float">
            <text:p>445500</text:p>
          </table:table-cell>
          <table:table-cell table:style-name="ce368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600" calcext:value-type="float">
            <text:p>445600</text:p>
          </table:table-cell>
          <table:table-cell table:style-name="ce368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620" calcext:value-type="float">
            <text:p>445620</text:p>
          </table:table-cell>
          <table:table-cell table:style-name="ce368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660" calcext:value-type="float">
            <text:p>445660</text:p>
          </table:table-cell>
          <table:table-cell table:style-name="ce368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670" calcext:value-type="float">
            <text:p>445670</text:p>
          </table:table-cell>
          <table:table-cell table:style-name="ce368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700" calcext:value-type="float">
            <text:p>445700</text:p>
          </table:table-cell>
          <table:table-cell table:style-name="ce368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800" calcext:value-type="float">
            <text:p>445800</text:p>
          </table:table-cell>
          <table:table-cell table:style-name="ce368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860" calcext:value-type="float">
            <text:p>445860</text:p>
          </table:table-cell>
          <table:table-cell table:style-name="ce368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5870" calcext:value-type="float">
            <text:p>445870</text:p>
          </table:table-cell>
          <table:table-cell table:style-name="ce368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000" calcext:value-type="float">
            <text:p>447000</text:p>
          </table:table-cell>
          <table:table-cell table:style-name="ce368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100" calcext:value-type="float">
            <text:p>447100</text:p>
          </table:table-cell>
          <table:table-cell table:style-name="ce368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110" calcext:value-type="float">
            <text:p>447110</text:p>
          </table:table-cell>
          <table:table-cell table:style-name="ce368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130" calcext:value-type="float">
            <text:p>447130</text:p>
          </table:table-cell>
          <table:table-cell table:style-name="ce368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140" calcext:value-type="float">
            <text:p>447140</text:p>
          </table:table-cell>
          <table:table-cell table:style-name="ce368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180" calcext:value-type="float">
            <text:p>447180</text:p>
          </table:table-cell>
          <table:table-cell table:style-name="ce368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300" calcext:value-type="float">
            <text:p>447300</text:p>
          </table:table-cell>
          <table:table-cell table:style-name="ce368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330" calcext:value-type="float">
            <text:p>447330</text:p>
          </table:table-cell>
          <table:table-cell table:style-name="ce368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340" calcext:value-type="float">
            <text:p>447340</text:p>
          </table:table-cell>
          <table:table-cell table:style-name="ce368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500" calcext:value-type="float">
            <text:p>447500</text:p>
          </table:table-cell>
          <table:table-cell table:style-name="ce368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7700" calcext:value-type="float">
            <text:p>447700</text:p>
          </table:table-cell>
          <table:table-cell table:style-name="ce368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8000" calcext:value-type="float">
            <text:p>448000</text:p>
          </table:table-cell>
          <table:table-cell table:style-name="ce368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8200" calcext:value-type="float">
            <text:p>448200</text:p>
          </table:table-cell>
          <table:table-cell table:style-name="ce368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8600" calcext:value-type="float">
            <text:p>448600</text:p>
          </table:table-cell>
          <table:table-cell table:style-name="ce368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48700" calcext:value-type="float">
            <text:p>448700</text:p>
          </table:table-cell>
          <table:table-cell table:style-name="ce368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51000" calcext:value-type="float">
            <text:p>451000</text:p>
          </table:table-cell>
          <table:table-cell table:style-name="ce368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55000" calcext:value-type="float">
            <text:p>455000</text:p>
          </table:table-cell>
          <table:table-cell table:style-name="ce368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2000" calcext:value-type="float">
            <text:p>462000</text:p>
          </table:table-cell>
          <table:table-cell table:style-name="ce368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4000" calcext:value-type="float">
            <text:p>464000</text:p>
          </table:table-cell>
          <table:table-cell table:style-name="ce368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5000" calcext:value-type="float">
            <text:p>465000</text:p>
          </table:table-cell>
          <table:table-cell table:style-name="ce368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7000" calcext:value-type="float">
            <text:p>467000</text:p>
          </table:table-cell>
          <table:table-cell table:style-name="ce368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8000" calcext:value-type="float">
            <text:p>468000</text:p>
          </table:table-cell>
          <table:table-cell table:style-name="ce368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8600" calcext:value-type="float">
            <text:p>468600</text:p>
          </table:table-cell>
          <table:table-cell table:style-name="ce368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68700" calcext:value-type="float">
            <text:p>468700</text:p>
          </table:table-cell>
          <table:table-cell table:style-name="ce368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71000" calcext:value-type="float">
            <text:p>471000</text:p>
          </table:table-cell>
          <table:table-cell table:style-name="ce368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72000" calcext:value-type="float">
            <text:p>472000</text:p>
          </table:table-cell>
          <table:table-cell table:style-name="ce368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75000" calcext:value-type="float">
            <text:p>475000</text:p>
          </table:table-cell>
          <table:table-cell table:style-name="ce368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76000" calcext:value-type="float">
            <text:p>476000</text:p>
          </table:table-cell>
          <table:table-cell table:style-name="ce368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77000" calcext:value-type="float">
            <text:p>477000</text:p>
          </table:table-cell>
          <table:table-cell table:style-name="ce368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81000" calcext:value-type="float">
            <text:p>481000</text:p>
          </table:table-cell>
          <table:table-cell table:style-name="ce368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86000" calcext:value-type="float">
            <text:p>486000</text:p>
          </table:table-cell>
          <table:table-cell table:style-name="ce368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87000" calcext:value-type="float">
            <text:p>487000</text:p>
          </table:table-cell>
          <table:table-cell table:style-name="ce368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88000" calcext:value-type="float">
            <text:p>488000</text:p>
          </table:table-cell>
          <table:table-cell table:style-name="ce368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49. Provisions pour dépréciation des comptes de tiers <text:span text:style-name="T2"> </text:span>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91000" calcext:value-type="float">
            <text:p>491000</text:p>
          </table:table-cell>
          <table:table-cell table:style-name="ce368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496000" calcext:value-type="float">
            <text:p>496000</text:p>
          </table:table-cell>
          <table:table-cell table:style-name="ce368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362"/>
          <table:table-cell table:style-name="ce362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03000" calcext:value-type="float">
            <text:p>503000</text:p>
          </table:table-cell>
          <table:table-cell table:style-name="ce368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06000" calcext:value-type="float">
            <text:p>506000</text:p>
          </table:table-cell>
          <table:table-cell table:style-name="ce368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07000" calcext:value-type="float">
            <text:p>507000</text:p>
          </table:table-cell>
          <table:table-cell table:style-name="ce368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08000" calcext:value-type="float">
            <text:p>508000</text:p>
          </table:table-cell>
          <table:table-cell table:style-name="ce368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09000" calcext:value-type="float">
            <text:p>509000</text:p>
          </table:table-cell>
          <table:table-cell table:style-name="ce368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1000" calcext:value-type="float">
            <text:p>511000</text:p>
          </table:table-cell>
          <table:table-cell table:style-name="ce368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2000" calcext:value-type="float">
            <text:p>512000</text:p>
          </table:table-cell>
          <table:table-cell table:style-name="ce368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2001" calcext:value-type="float">
            <text:p>512001</text:p>
          </table:table-cell>
          <table:table-cell table:style-name="ce368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2002" calcext:value-type="float">
            <text:p>512002</text:p>
          </table:table-cell>
          <table:table-cell table:style-name="ce368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4000" calcext:value-type="float">
            <text:p>514000</text:p>
          </table:table-cell>
          <table:table-cell table:style-name="ce368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5000" calcext:value-type="float">
            <text:p>515000</text:p>
          </table:table-cell>
          <table:table-cell table:style-name="ce368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6000" calcext:value-type="float">
            <text:p>516000</text:p>
          </table:table-cell>
          <table:table-cell table:style-name="ce368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7000" calcext:value-type="float">
            <text:p>517000</text:p>
          </table:table-cell>
          <table:table-cell table:style-name="ce368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7100" calcext:value-type="float">
            <text:p>517100</text:p>
          </table:table-cell>
          <table:table-cell table:style-name="ce368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8000" calcext:value-type="float">
            <text:p>518000</text:p>
          </table:table-cell>
          <table:table-cell table:style-name="ce368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8600" calcext:value-type="float">
            <text:p>518600</text:p>
          </table:table-cell>
          <table:table-cell table:style-name="ce368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8700" calcext:value-type="float">
            <text:p>518700</text:p>
          </table:table-cell>
          <table:table-cell table:style-name="ce368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9000" calcext:value-type="float">
            <text:p>519000</text:p>
          </table:table-cell>
          <table:table-cell table:style-name="ce368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19800" calcext:value-type="float">
            <text:p>519800</text:p>
          </table:table-cell>
          <table:table-cell table:style-name="ce368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31000" calcext:value-type="float">
            <text:p>531000</text:p>
          </table:table-cell>
          <table:table-cell table:style-name="ce368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31100" calcext:value-type="float">
            <text:p>531100</text:p>
          </table:table-cell>
          <table:table-cell table:style-name="ce368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31400" calcext:value-type="float">
            <text:p>531400</text:p>
          </table:table-cell>
          <table:table-cell table:style-name="ce368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32000" calcext:value-type="float">
            <text:p>532000</text:p>
          </table:table-cell>
          <table:table-cell table:style-name="ce368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41000" calcext:value-type="float">
            <text:p>541000</text:p>
          </table:table-cell>
          <table:table-cell table:style-name="ce368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42000" calcext:value-type="float">
            <text:p>542000</text:p>
          </table:table-cell>
          <table:table-cell table:style-name="ce368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81000" calcext:value-type="float">
            <text:p>581000</text:p>
          </table:table-cell>
          <table:table-cell table:style-name="ce368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360"/>
          <table:table-cell table:style-name="ce367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361" office:value-type="float" office:value="590000" calcext:value-type="float">
            <text:p>590000</text:p>
          </table:table-cell>
          <table:table-cell table:style-name="ce368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2"/>
          <table:table-cell table:style-name="ce362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01000" calcext:value-type="float">
            <text:p>601000</text:p>
          </table:table-cell>
          <table:table-cell table:style-name="ce369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02000" calcext:value-type="float">
            <text:p>602000</text:p>
          </table:table-cell>
          <table:table-cell table:style-name="ce369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06];4)*100" office:value-type="float" office:value="602100" calcext:value-type="float">
            <text:p>602100</text:p>
          </table:table-cell>
          <table:table-cell table:style-name="ce369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07];4)*100" office:value-type="float" office:value="602200" calcext:value-type="float">
            <text:p>602200</text:p>
          </table:table-cell>
          <table:table-cell table:style-name="ce369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08];5)*10" office:value-type="float" office:value="602210" calcext:value-type="float">
            <text:p>602210</text:p>
          </table:table-cell>
          <table:table-cell table:style-name="ce369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09];5)*10" office:value-type="float" office:value="602220" calcext:value-type="float">
            <text:p>602220</text:p>
          </table:table-cell>
          <table:table-cell table:style-name="ce369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0];5)*10" office:value-type="float" office:value="602230" calcext:value-type="float">
            <text:p>602230</text:p>
          </table:table-cell>
          <table:table-cell table:style-name="ce369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1];5)*10" office:value-type="float" office:value="602240" calcext:value-type="float">
            <text:p>602240</text:p>
          </table:table-cell>
          <table:table-cell table:style-name="ce369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2];5)*10" office:value-type="float" office:value="602250" calcext:value-type="float">
            <text:p>602250</text:p>
          </table:table-cell>
          <table:table-cell table:style-name="ce369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3];3)*1000" office:value-type="float" office:value="603000" calcext:value-type="float">
            <text:p>603000</text:p>
          </table:table-cell>
          <table:table-cell table:style-name="ce369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4];3)*1000" office:value-type="float" office:value="604000" calcext:value-type="float">
            <text:p>604000</text:p>
          </table:table-cell>
          <table:table-cell table:style-name="ce369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5];3)*1000" office:value-type="float" office:value="605000" calcext:value-type="float">
            <text:p>605000</text:p>
          </table:table-cell>
          <table:table-cell table:style-name="ce369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6];3)*1000" office:value-type="float" office:value="606000" calcext:value-type="float">
            <text:p>606000</text:p>
          </table:table-cell>
          <table:table-cell table:style-name="ce369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7];4)*100" office:value-type="float" office:value="606100" calcext:value-type="float">
            <text:p>606100</text:p>
          </table:table-cell>
          <table:table-cell table:style-name="ce369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8];4)*100" office:value-type="float" office:value="606300" calcext:value-type="float">
            <text:p>606300</text:p>
          </table:table-cell>
          <table:table-cell table:style-name="ce369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19];4)*100" office:value-type="float" office:value="606400" calcext:value-type="float">
            <text:p>606400</text:p>
          </table:table-cell>
          <table:table-cell table:style-name="ce369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0];4)*100" office:value-type="float" office:value="606500" calcext:value-type="float">
            <text:p>606500</text:p>
          </table:table-cell>
          <table:table-cell table:style-name="ce369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1];4)*100" office:value-type="float" office:value="606800" calcext:value-type="float">
            <text:p>606800</text:p>
          </table:table-cell>
          <table:table-cell table:style-name="ce369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2];3)*1000" office:value-type="float" office:value="607000" calcext:value-type="float">
            <text:p>607000</text:p>
          </table:table-cell>
          <table:table-cell table:style-name="ce369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3];3)*1000" office:value-type="float" office:value="608000" calcext:value-type="float">
            <text:p>608000</text:p>
          </table:table-cell>
          <table:table-cell table:style-name="ce369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4];3)*1000" office:value-type="float" office:value="609000" calcext:value-type="float">
            <text:p>609000</text:p>
          </table:table-cell>
          <table:table-cell table:style-name="ce369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365"/>
          <table:table-cell table:style-name="ce367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7];3)*1000" office:value-type="float" office:value="611000" calcext:value-type="float">
            <text:p>611000</text:p>
          </table:table-cell>
          <table:table-cell table:style-name="ce369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8];3)*1000" office:value-type="float" office:value="612000" calcext:value-type="float">
            <text:p>612000</text:p>
          </table:table-cell>
          <table:table-cell table:style-name="ce369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29];4)*100" office:value-type="float" office:value="612200" calcext:value-type="float">
            <text:p>612200</text:p>
          </table:table-cell>
          <table:table-cell table:style-name="ce369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0];4)*100" office:value-type="float" office:value="612500" calcext:value-type="float">
            <text:p>612500</text:p>
          </table:table-cell>
          <table:table-cell table:style-name="ce369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1];3)*1000" office:value-type="float" office:value="613000" calcext:value-type="float">
            <text:p>613000</text:p>
          </table:table-cell>
          <table:table-cell table:style-name="ce369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2];4)*100" office:value-type="float" office:value="613200" calcext:value-type="float">
            <text:p>613200</text:p>
          </table:table-cell>
          <table:table-cell table:style-name="ce369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3];4)*100" office:value-type="float" office:value="613500" calcext:value-type="float">
            <text:p>613500</text:p>
          </table:table-cell>
          <table:table-cell table:style-name="ce369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4];4)*100" office:value-type="float" office:value="613600" calcext:value-type="float">
            <text:p>613600</text:p>
          </table:table-cell>
          <table:table-cell table:style-name="ce369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5];3)*1000" office:value-type="float" office:value="614000" calcext:value-type="float">
            <text:p>614000</text:p>
          </table:table-cell>
          <table:table-cell table:style-name="ce369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6];3)*1000" office:value-type="float" office:value="615000" calcext:value-type="float">
            <text:p>615000</text:p>
          </table:table-cell>
          <table:table-cell table:style-name="ce369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7];4)*100" office:value-type="float" office:value="615200" calcext:value-type="float">
            <text:p>615200</text:p>
          </table:table-cell>
          <table:table-cell table:style-name="ce369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8];4)*100" office:value-type="float" office:value="615500" calcext:value-type="float">
            <text:p>615500</text:p>
          </table:table-cell>
          <table:table-cell table:style-name="ce369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39];4)*100" office:value-type="float" office:value="615600" calcext:value-type="float">
            <text:p>615600</text:p>
          </table:table-cell>
          <table:table-cell table:style-name="ce369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0];3)*1000" office:value-type="float" office:value="616000" calcext:value-type="float">
            <text:p>616000</text:p>
          </table:table-cell>
          <table:table-cell table:style-name="ce369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16100" calcext:value-type="float">
            <text:p>616100</text:p>
          </table:table-cell>
          <table:table-cell table:style-name="ce369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2];4)*100" office:value-type="float" office:value="616200" calcext:value-type="float">
            <text:p>616200</text:p>
          </table:table-cell>
          <table:table-cell table:style-name="ce369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3];4)*100" office:value-type="float" office:value="616300" calcext:value-type="float">
            <text:p>616300</text:p>
          </table:table-cell>
          <table:table-cell table:style-name="ce369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4];4)*100" office:value-type="float" office:value="616400" calcext:value-type="float">
            <text:p>616400</text:p>
          </table:table-cell>
          <table:table-cell table:style-name="ce369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5];4)*100" office:value-type="float" office:value="616500" calcext:value-type="float">
            <text:p>616500</text:p>
          </table:table-cell>
          <table:table-cell table:style-name="ce369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6];4)*100" office:value-type="float" office:value="616800" calcext:value-type="float">
            <text:p>616800</text:p>
          </table:table-cell>
          <table:table-cell table:style-name="ce369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7];3)*1000" office:value-type="float" office:value="617000" calcext:value-type="float">
            <text:p>617000</text:p>
          </table:table-cell>
          <table:table-cell table:style-name="ce369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8];3)*1000" office:value-type="float" office:value="618000" calcext:value-type="float">
            <text:p>618000</text:p>
          </table:table-cell>
          <table:table-cell table:style-name="ce369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49];4)*100" office:value-type="float" office:value="618100" calcext:value-type="float">
            <text:p>618100</text:p>
          </table:table-cell>
          <table:table-cell table:style-name="ce369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0];4)*100" office:value-type="float" office:value="618300" calcext:value-type="float">
            <text:p>618300</text:p>
          </table:table-cell>
          <table:table-cell table:style-name="ce369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1];4)*100" office:value-type="float" office:value="618500" calcext:value-type="float">
            <text:p>618500</text:p>
          </table:table-cell>
          <table:table-cell table:style-name="ce369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2];3)*1000" office:value-type="float" office:value="619000" calcext:value-type="float">
            <text:p>619000</text:p>
          </table:table-cell>
          <table:table-cell table:style-name="ce369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4];3)*1000" office:value-type="float" office:value="621000" calcext:value-type="float">
            <text:p>621000</text:p>
          </table:table-cell>
          <table:table-cell table:style-name="ce369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5];4)*100" office:value-type="float" office:value="621100" calcext:value-type="float">
            <text:p>621100</text:p>
          </table:table-cell>
          <table:table-cell table:style-name="ce369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6];4)*100" office:value-type="float" office:value="621400" calcext:value-type="float">
            <text:p>621400</text:p>
          </table:table-cell>
          <table:table-cell table:style-name="ce369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7];3)*1000" office:value-type="float" office:value="622000" calcext:value-type="float">
            <text:p>622000</text:p>
          </table:table-cell>
          <table:table-cell table:style-name="ce369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8];4)*100" office:value-type="float" office:value="622100" calcext:value-type="float">
            <text:p>622100</text:p>
          </table:table-cell>
          <table:table-cell table:style-name="ce369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59];4)*100" office:value-type="float" office:value="622200" calcext:value-type="float">
            <text:p>622200</text:p>
          </table:table-cell>
          <table:table-cell table:style-name="ce369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0];4)*100" office:value-type="float" office:value="622600" calcext:value-type="float">
            <text:p>622600</text:p>
          </table:table-cell>
          <table:table-cell table:style-name="ce369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1];4)*100" office:value-type="float" office:value="622700" calcext:value-type="float">
            <text:p>622700</text:p>
          </table:table-cell>
          <table:table-cell table:style-name="ce369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2];4)*100" office:value-type="float" office:value="622800" calcext:value-type="float">
            <text:p>622800</text:p>
          </table:table-cell>
          <table:table-cell table:style-name="ce369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3];3)*1000" office:value-type="float" office:value="623000" calcext:value-type="float">
            <text:p>623000</text:p>
          </table:table-cell>
          <table:table-cell table:style-name="ce369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4];4)*100" office:value-type="float" office:value="623100" calcext:value-type="float">
            <text:p>623100</text:p>
          </table:table-cell>
          <table:table-cell table:style-name="ce369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5];4)*100" office:value-type="float" office:value="623200" calcext:value-type="float">
            <text:p>623200</text:p>
          </table:table-cell>
          <table:table-cell table:style-name="ce369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6];4)*100" office:value-type="float" office:value="623300" calcext:value-type="float">
            <text:p>623300</text:p>
          </table:table-cell>
          <table:table-cell table:style-name="ce369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7];4)*100" office:value-type="float" office:value="623400" calcext:value-type="float">
            <text:p>623400</text:p>
          </table:table-cell>
          <table:table-cell table:style-name="ce369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8];4)*100" office:value-type="float" office:value="623600" calcext:value-type="float">
            <text:p>623600</text:p>
          </table:table-cell>
          <table:table-cell table:style-name="ce369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69];4)*100" office:value-type="float" office:value="623700" calcext:value-type="float">
            <text:p>623700</text:p>
          </table:table-cell>
          <table:table-cell table:style-name="ce369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0];4)*100" office:value-type="float" office:value="623800" calcext:value-type="float">
            <text:p>623800</text:p>
          </table:table-cell>
          <table:table-cell table:style-name="ce369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1];3)*1000" office:value-type="float" office:value="624000" calcext:value-type="float">
            <text:p>624000</text:p>
          </table:table-cell>
          <table:table-cell table:style-name="ce369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2];3)*1000" office:value-type="float" office:value="625000" calcext:value-type="float">
            <text:p>625000</text:p>
          </table:table-cell>
          <table:table-cell table:style-name="ce369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3];4)*100" office:value-type="float" office:value="625100" calcext:value-type="float">
            <text:p>625100</text:p>
          </table:table-cell>
          <table:table-cell table:style-name="ce369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4];4)*100" office:value-type="float" office:value="625500" calcext:value-type="float">
            <text:p>625500</text:p>
          </table:table-cell>
          <table:table-cell table:style-name="ce369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5];4)*100" office:value-type="float" office:value="625600" calcext:value-type="float">
            <text:p>625600</text:p>
          </table:table-cell>
          <table:table-cell table:style-name="ce369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6];4)*100" office:value-type="float" office:value="625700" calcext:value-type="float">
            <text:p>625700</text:p>
          </table:table-cell>
          <table:table-cell table:style-name="ce369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7];3)*1000" office:value-type="float" office:value="626000" calcext:value-type="float">
            <text:p>626000</text:p>
          </table:table-cell>
          <table:table-cell table:style-name="ce369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8];4)*100" office:value-type="float" office:value="626100" calcext:value-type="float">
            <text:p>626100</text:p>
          </table:table-cell>
          <table:table-cell table:style-name="ce369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79];4)*100" office:value-type="float" office:value="626300" calcext:value-type="float">
            <text:p>626300</text:p>
          </table:table-cell>
          <table:table-cell table:style-name="ce369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0];4)*100" office:value-type="float" office:value="626500" calcext:value-type="float">
            <text:p>626500</text:p>
          </table:table-cell>
          <table:table-cell table:style-name="ce369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1];3)*1000" office:value-type="float" office:value="627000" calcext:value-type="float">
            <text:p>627000</text:p>
          </table:table-cell>
          <table:table-cell table:style-name="ce369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2];3)*1000" office:value-type="float" office:value="628000" calcext:value-type="float">
            <text:p>628000</text:p>
          </table:table-cell>
          <table:table-cell table:style-name="ce369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3];4)*100" office:value-type="float" office:value="628100" calcext:value-type="float">
            <text:p>628100</text:p>
          </table:table-cell>
          <table:table-cell table:style-name="ce369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4];4)*100" office:value-type="float" office:value="628400" calcext:value-type="float">
            <text:p>628400</text:p>
          </table:table-cell>
          <table:table-cell table:style-name="ce369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5];3)*1000" office:value-type="float" office:value="629000" calcext:value-type="float">
            <text:p>629000</text:p>
          </table:table-cell>
          <table:table-cell table:style-name="ce369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7];3)*1000" office:value-type="float" office:value="631000" calcext:value-type="float">
            <text:p>631000</text:p>
          </table:table-cell>
          <table:table-cell table:style-name="ce369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8];4)*100" office:value-type="float" office:value="631100" calcext:value-type="float">
            <text:p>631100</text:p>
          </table:table-cell>
          <table:table-cell table:style-name="ce369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89];4)*100" office:value-type="float" office:value="631200" calcext:value-type="float">
            <text:p>631200</text:p>
          </table:table-cell>
          <table:table-cell table:style-name="ce369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0];4)*100" office:value-type="float" office:value="631300" calcext:value-type="float">
            <text:p>631300</text:p>
          </table:table-cell>
          <table:table-cell table:style-name="ce369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1];4)*100" office:value-type="float" office:value="631400" calcext:value-type="float">
            <text:p>631400</text:p>
          </table:table-cell>
          <table:table-cell table:style-name="ce369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2];4)*100" office:value-type="float" office:value="631800" calcext:value-type="float">
            <text:p>631800</text:p>
          </table:table-cell>
          <table:table-cell table:style-name="ce369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3];3)*1000" office:value-type="float" office:value="633000" calcext:value-type="float">
            <text:p>633000</text:p>
          </table:table-cell>
          <table:table-cell table:style-name="ce369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4];4)*100" office:value-type="float" office:value="633100" calcext:value-type="float">
            <text:p>633100</text:p>
          </table:table-cell>
          <table:table-cell table:style-name="ce369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5];4)*100" office:value-type="float" office:value="633200" calcext:value-type="float">
            <text:p>633200</text:p>
          </table:table-cell>
          <table:table-cell table:style-name="ce369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6];4)*100" office:value-type="float" office:value="633300" calcext:value-type="float">
            <text:p>633300</text:p>
          </table:table-cell>
          <table:table-cell table:style-name="ce369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7];4)*100" office:value-type="float" office:value="633400" calcext:value-type="float">
            <text:p>633400</text:p>
          </table:table-cell>
          <table:table-cell table:style-name="ce369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8];4)*100" office:value-type="float" office:value="633500" calcext:value-type="float">
            <text:p>633500</text:p>
          </table:table-cell>
          <table:table-cell table:style-name="ce369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399];4)*100" office:value-type="float" office:value="633800" calcext:value-type="float">
            <text:p>633800</text:p>
          </table:table-cell>
          <table:table-cell table:style-name="ce369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00];3)*1000" office:value-type="float" office:value="635000" calcext:value-type="float">
            <text:p>635000</text:p>
          </table:table-cell>
          <table:table-cell table:style-name="ce369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01];4)*100" office:value-type="float" office:value="635100" calcext:value-type="float">
            <text:p>635100</text:p>
          </table:table-cell>
          <table:table-cell table:style-name="ce369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35110" calcext:value-type="float">
            <text:p>635110</text:p>
          </table:table-cell>
          <table:table-cell table:style-name="ce369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25120" calcext:value-type="float">
            <text:p>625120</text:p>
          </table:table-cell>
          <table:table-cell table:style-name="ce369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35130" calcext:value-type="float">
            <text:p>635130</text:p>
          </table:table-cell>
          <table:table-cell table:style-name="ce369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35180" calcext:value-type="float">
            <text:p>635180</text:p>
          </table:table-cell>
          <table:table-cell table:style-name="ce369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06];4)*100" office:value-type="float" office:value="635200" calcext:value-type="float">
            <text:p>635200</text:p>
          </table:table-cell>
          <table:table-cell table:style-name="ce369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07];4)*100" office:value-type="float" office:value="635300" calcext:value-type="float">
            <text:p>635300</text:p>
          </table:table-cell>
          <table:table-cell table:style-name="ce369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08];4)*100" office:value-type="float" office:value="635400" calcext:value-type="float">
            <text:p>635400</text:p>
          </table:table-cell>
          <table:table-cell table:style-name="ce369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35410" calcext:value-type="float">
            <text:p>635410</text:p>
          </table:table-cell>
          <table:table-cell table:style-name="ce369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0];4)*100" office:value-type="float" office:value="635800" calcext:value-type="float">
            <text:p>635800</text:p>
          </table:table-cell>
          <table:table-cell table:style-name="ce369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1];3)*1000" office:value-type="float" office:value="637000" calcext:value-type="float">
            <text:p>637000</text:p>
          </table:table-cell>
          <table:table-cell table:style-name="ce369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3];3)*1000" office:value-type="float" office:value="641000" calcext:value-type="float">
            <text:p>641000</text:p>
          </table:table-cell>
          <table:table-cell table:style-name="ce369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4];4)*100" office:value-type="float" office:value="641100" calcext:value-type="float">
            <text:p>641100</text:p>
          </table:table-cell>
          <table:table-cell table:style-name="ce369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5];4)*100" office:value-type="float" office:value="641200" calcext:value-type="float">
            <text:p>641200</text:p>
          </table:table-cell>
          <table:table-cell table:style-name="ce369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6];4)*100" office:value-type="float" office:value="641300" calcext:value-type="float">
            <text:p>641300</text:p>
          </table:table-cell>
          <table:table-cell table:style-name="ce369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7];4)*100" office:value-type="float" office:value="641400" calcext:value-type="float">
            <text:p>641400</text:p>
          </table:table-cell>
          <table:table-cell table:style-name="ce369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8];4)*100" office:value-type="float" office:value="641500" calcext:value-type="float">
            <text:p>641500</text:p>
          </table:table-cell>
          <table:table-cell table:style-name="ce369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19];3)*1000" office:value-type="float" office:value="645000" calcext:value-type="float">
            <text:p>645000</text:p>
          </table:table-cell>
          <table:table-cell table:style-name="ce369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0];4)*100" office:value-type="float" office:value="645100" calcext:value-type="float">
            <text:p>645100</text:p>
          </table:table-cell>
          <table:table-cell table:style-name="ce369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1];4)*100" office:value-type="float" office:value="645200" calcext:value-type="float">
            <text:p>645200</text:p>
          </table:table-cell>
          <table:table-cell table:style-name="ce369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2];4)*100" office:value-type="float" office:value="645300" calcext:value-type="float">
            <text:p>645300</text:p>
          </table:table-cell>
          <table:table-cell table:style-name="ce369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3];4)*100" office:value-type="float" office:value="645400" calcext:value-type="float">
            <text:p>645400</text:p>
          </table:table-cell>
          <table:table-cell table:style-name="ce369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4];4)*100" office:value-type="float" office:value="645800" calcext:value-type="float">
            <text:p>645800</text:p>
          </table:table-cell>
          <table:table-cell table:style-name="ce369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5];3)*1000" office:value-type="float" office:value="647000" calcext:value-type="float">
            <text:p>647000</text:p>
          </table:table-cell>
          <table:table-cell table:style-name="ce369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6];4)*100" office:value-type="float" office:value="647100" calcext:value-type="float">
            <text:p>647100</text:p>
          </table:table-cell>
          <table:table-cell table:style-name="ce369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7];4)*100" office:value-type="float" office:value="647200" calcext:value-type="float">
            <text:p>647200</text:p>
          </table:table-cell>
          <table:table-cell table:style-name="ce369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8];4)*100" office:value-type="float" office:value="647300" calcext:value-type="float">
            <text:p>647300</text:p>
          </table:table-cell>
          <table:table-cell table:style-name="ce369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29];4)*100" office:value-type="float" office:value="647400" calcext:value-type="float">
            <text:p>647400</text:p>
          </table:table-cell>
          <table:table-cell table:style-name="ce369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0];4)*100" office:value-type="float" office:value="647500" calcext:value-type="float">
            <text:p>647500</text:p>
          </table:table-cell>
          <table:table-cell table:style-name="ce369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1];3)*1000" office:value-type="float" office:value="648000" calcext:value-type="float">
            <text:p>648000</text:p>
          </table:table-cell>
          <table:table-cell table:style-name="ce369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3];3)*1000" office:value-type="float" office:value="651000" calcext:value-type="float">
            <text:p>651000</text:p>
          </table:table-cell>
          <table:table-cell table:style-name="ce369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4];4)*100" office:value-type="float" office:value="651100" calcext:value-type="float">
            <text:p>651100</text:p>
          </table:table-cell>
          <table:table-cell table:style-name="ce369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5];4)*100" office:value-type="float" office:value="651600" calcext:value-type="float">
            <text:p>651600</text:p>
          </table:table-cell>
          <table:table-cell table:style-name="ce369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6];4)*100" office:value-type="float" office:value="651800" calcext:value-type="float">
            <text:p>651800</text:p>
          </table:table-cell>
          <table:table-cell table:style-name="ce369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7];3)*1000" office:value-type="float" office:value="654000" calcext:value-type="float">
            <text:p>654000</text:p>
          </table:table-cell>
          <table:table-cell table:style-name="ce369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8];4)*100" office:value-type="float" office:value="654100" calcext:value-type="float">
            <text:p>654100</text:p>
          </table:table-cell>
          <table:table-cell table:style-name="ce369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39];4)*100" office:value-type="float" office:value="654400" calcext:value-type="float">
            <text:p>654400</text:p>
          </table:table-cell>
          <table:table-cell table:style-name="ce369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0];3)*1000" office:value-type="float" office:value="655000" calcext:value-type="float">
            <text:p>655000</text:p>
          </table:table-cell>
          <table:table-cell table:style-name="ce369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1];3)*1000" office:value-type="float" office:value="657000" calcext:value-type="float">
            <text:p>657000</text:p>
          </table:table-cell>
          <table:table-cell table:style-name="ce369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2];4)*100" office:value-type="float" office:value="657100" calcext:value-type="float">
            <text:p>657100</text:p>
          </table:table-cell>
          <table:table-cell table:style-name="ce369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3];3)*1000" office:value-type="float" office:value="658000" calcext:value-type="float">
            <text:p>658000</text:p>
          </table:table-cell>
          <table:table-cell table:style-name="ce369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4];4)*100" office:value-type="float" office:value="658600" calcext:value-type="float">
            <text:p>658600</text:p>
          </table:table-cell>
          <table:table-cell table:style-name="ce369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6];3)*1000" office:value-type="float" office:value="661000" calcext:value-type="float">
            <text:p>661000</text:p>
          </table:table-cell>
          <table:table-cell table:style-name="ce369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7];4)*100" office:value-type="float" office:value="661100" calcext:value-type="float">
            <text:p>661100</text:p>
          </table:table-cell>
          <table:table-cell table:style-name="ce369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8];4)*100" office:value-type="float" office:value="661600" calcext:value-type="float">
            <text:p>661600</text:p>
          </table:table-cell>
          <table:table-cell table:style-name="ce369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49];4)*100" office:value-type="float" office:value="661800" calcext:value-type="float">
            <text:p>661800</text:p>
          </table:table-cell>
          <table:table-cell table:style-name="ce369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0];3)*1000" office:value-type="float" office:value="664000" calcext:value-type="float">
            <text:p>664000</text:p>
          </table:table-cell>
          <table:table-cell table:style-name="ce369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1];3)*1000" office:value-type="float" office:value="665000" calcext:value-type="float">
            <text:p>665000</text:p>
          </table:table-cell>
          <table:table-cell table:style-name="ce369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2];3)*1000" office:value-type="float" office:value="666000" calcext:value-type="float">
            <text:p>666000</text:p>
          </table:table-cell>
          <table:table-cell table:style-name="ce369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3];3)*1000" office:value-type="float" office:value="667000" calcext:value-type="float">
            <text:p>667000</text:p>
          </table:table-cell>
          <table:table-cell table:style-name="ce369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4];3)*1000" office:value-type="float" office:value="668000" calcext:value-type="float">
            <text:p>668000</text:p>
          </table:table-cell>
          <table:table-cell table:style-name="ce369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6];3)*1000" office:value-type="float" office:value="671000" calcext:value-type="float">
            <text:p>671000</text:p>
          </table:table-cell>
          <table:table-cell table:style-name="ce369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7];4)*100" office:value-type="float" office:value="671100" calcext:value-type="float">
            <text:p>671100</text:p>
          </table:table-cell>
          <table:table-cell table:style-name="ce369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8];4)*100" office:value-type="float" office:value="671200" calcext:value-type="float">
            <text:p>671200</text:p>
          </table:table-cell>
          <table:table-cell table:style-name="ce369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59];4)*100" office:value-type="float" office:value="671300" calcext:value-type="float">
            <text:p>671300</text:p>
          </table:table-cell>
          <table:table-cell table:style-name="ce369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0];4)*100" office:value-type="float" office:value="671400" calcext:value-type="float">
            <text:p>671400</text:p>
          </table:table-cell>
          <table:table-cell table:style-name="ce369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1];4)*100" office:value-type="float" office:value="671500" calcext:value-type="float">
            <text:p>671500</text:p>
          </table:table-cell>
          <table:table-cell table:style-name="ce369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2];4)*100" office:value-type="float" office:value="671700" calcext:value-type="float">
            <text:p>671700</text:p>
          </table:table-cell>
          <table:table-cell table:style-name="ce369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3];4)*100" office:value-type="float" office:value="671800" calcext:value-type="float">
            <text:p>671800</text:p>
          </table:table-cell>
          <table:table-cell table:style-name="ce369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4];3)*1000" office:value-type="float" office:value="672000" calcext:value-type="float">
            <text:p>672000</text:p>
          </table:table-cell>
          <table:table-cell table:style-name="ce369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5];3)*1000" office:value-type="float" office:value="675000" calcext:value-type="float">
            <text:p>675000</text:p>
          </table:table-cell>
          <table:table-cell table:style-name="ce369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6];4)*100" office:value-type="float" office:value="675100" calcext:value-type="float">
            <text:p>675100</text:p>
          </table:table-cell>
          <table:table-cell table:style-name="ce369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7];4)*100" office:value-type="float" office:value="675200" calcext:value-type="float">
            <text:p>675200</text:p>
          </table:table-cell>
          <table:table-cell table:style-name="ce369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8];4)*100" office:value-type="float" office:value="675600" calcext:value-type="float">
            <text:p>675600</text:p>
          </table:table-cell>
          <table:table-cell table:style-name="ce369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69];4)*100" office:value-type="float" office:value="675800" calcext:value-type="float">
            <text:p>675800</text:p>
          </table:table-cell>
          <table:table-cell table:style-name="ce369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0];3)*1000" office:value-type="float" office:value="678000" calcext:value-type="float">
            <text:p>678000</text:p>
          </table:table-cell>
          <table:table-cell table:style-name="ce369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1];4)*100" office:value-type="float" office:value="678100" calcext:value-type="float">
            <text:p>678100</text:p>
          </table:table-cell>
          <table:table-cell table:style-name="ce369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2];4)*100" office:value-type="float" office:value="678800" calcext:value-type="float">
            <text:p>678800</text:p>
          </table:table-cell>
          <table:table-cell table:style-name="ce369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4];3)*1000" office:value-type="float" office:value="681000" calcext:value-type="float">
            <text:p>681000</text:p>
          </table:table-cell>
          <table:table-cell table:style-name="ce369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5];4)*100" office:value-type="float" office:value="681100" calcext:value-type="float">
            <text:p>681100</text:p>
          </table:table-cell>
          <table:table-cell table:style-name="ce369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1110" calcext:value-type="float">
            <text:p>681110</text:p>
          </table:table-cell>
          <table:table-cell table:style-name="ce369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1120" calcext:value-type="float">
            <text:p>681120</text:p>
          </table:table-cell>
          <table:table-cell table:style-name="ce369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8];4)*100" office:value-type="float" office:value="681200" calcext:value-type="float">
            <text:p>681200</text:p>
          </table:table-cell>
          <table:table-cell table:style-name="ce369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79];4)*100" office:value-type="float" office:value="681500" calcext:value-type="float">
            <text:p>681500</text:p>
          </table:table-cell>
          <table:table-cell table:style-name="ce369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80];4)*100" office:value-type="float" office:value="681600" calcext:value-type="float">
            <text:p>681600</text:p>
          </table:table-cell>
          <table:table-cell table:style-name="ce369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1610" calcext:value-type="float">
            <text:p>681610</text:p>
          </table:table-cell>
          <table:table-cell table:style-name="ce369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1620" calcext:value-type="float">
            <text:p>681620</text:p>
          </table:table-cell>
          <table:table-cell table:style-name="ce369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83];4)*100" office:value-type="float" office:value="681700" calcext:value-type="float">
            <text:p>681700</text:p>
          </table:table-cell>
          <table:table-cell table:style-name="ce369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1730" calcext:value-type="float">
            <text:p>681730</text:p>
          </table:table-cell>
          <table:table-cell table:style-name="ce369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1740" calcext:value-type="float">
            <text:p>681740</text:p>
          </table:table-cell>
          <table:table-cell table:style-name="ce369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86];3)*1000" office:value-type="float" office:value="686000" calcext:value-type="float">
            <text:p>686000</text:p>
          </table:table-cell>
          <table:table-cell table:style-name="ce369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87];4)*100" office:value-type="float" office:value="686500" calcext:value-type="float">
            <text:p>686500</text:p>
          </table:table-cell>
          <table:table-cell table:style-name="ce369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88];4)*100" office:value-type="float" office:value="686600" calcext:value-type="float">
            <text:p>686600</text:p>
          </table:table-cell>
          <table:table-cell table:style-name="ce369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6620" calcext:value-type="float">
            <text:p>686620</text:p>
          </table:table-cell>
          <table:table-cell table:style-name="ce369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86650" calcext:value-type="float">
            <text:p>686650</text:p>
          </table:table-cell>
          <table:table-cell table:style-name="ce369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1];4)*100" office:value-type="float" office:value="686800" calcext:value-type="float">
            <text:p>686800</text:p>
          </table:table-cell>
          <table:table-cell table:style-name="ce369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2];3)*1000" office:value-type="float" office:value="687000" calcext:value-type="float">
            <text:p>687000</text:p>
          </table:table-cell>
          <table:table-cell table:style-name="ce369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3];4)*100" office:value-type="float" office:value="687100" calcext:value-type="float">
            <text:p>687100</text:p>
          </table:table-cell>
          <table:table-cell table:style-name="ce369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4];4)*100" office:value-type="float" office:value="687200" calcext:value-type="float">
            <text:p>687200</text:p>
          </table:table-cell>
          <table:table-cell table:style-name="ce369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5];4)*100" office:value-type="float" office:value="687300" calcext:value-type="float">
            <text:p>687300</text:p>
          </table:table-cell>
          <table:table-cell table:style-name="ce369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6];4)*100" office:value-type="float" office:value="687400" calcext:value-type="float">
            <text:p>687400</text:p>
          </table:table-cell>
          <table:table-cell table:style-name="ce369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7];4)*100" office:value-type="float" office:value="687500" calcext:value-type="float">
            <text:p>687500</text:p>
          </table:table-cell>
          <table:table-cell table:style-name="ce369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8];4)*100" office:value-type="float" office:value="687600" calcext:value-type="float">
            <text:p>687600</text:p>
          </table:table-cell>
          <table:table-cell table:style-name="ce369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499];3)*1000" office:value-type="float" office:value="689000" calcext:value-type="float">
            <text:p>689000</text:p>
          </table:table-cell>
          <table:table-cell table:style-name="ce369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00];4)*100" office:value-type="float" office:value="689400" calcext:value-type="float">
            <text:p>689400</text:p>
          </table:table-cell>
          <table:table-cell table:style-name="ce369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01];4)*100" office:value-type="float" office:value="689500" calcext:value-type="float">
            <text:p>689500</text:p>
          </table:table-cell>
          <table:table-cell table:style-name="ce369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02];4)*100" office:value-type="float" office:value="689700" calcext:value-type="float">
            <text:p>689700</text:p>
          </table:table-cell>
          <table:table-cell table:style-name="ce369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04];3)*1000" office:value-type="float" office:value="691000" calcext:value-type="float">
            <text:p>691000</text:p>
          </table:table-cell>
          <table:table-cell table:style-name="ce369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05];3)*1000" office:value-type="float" office:value="695000" calcext:value-type="float">
            <text:p>695000</text:p>
          </table:table-cell>
          <table:table-cell table:style-name="ce369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95100" calcext:value-type="float">
            <text:p>695100</text:p>
          </table:table-cell>
          <table:table-cell table:style-name="ce369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95110" calcext:value-type="float">
            <text:p>695110</text:p>
          </table:table-cell>
          <table:table-cell table:style-name="ce369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95120" calcext:value-type="float">
            <text:p>695120</text:p>
          </table:table-cell>
          <table:table-cell table:style-name="ce369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695200" calcext:value-type="float">
            <text:p>695200</text:p>
          </table:table-cell>
          <table:table-cell table:style-name="ce369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10];3)*1000" office:value-type="float" office:value="697000" calcext:value-type="float">
            <text:p>697000</text:p>
          </table:table-cell>
          <table:table-cell table:style-name="ce369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362"/>
          <table:table-cell table:style-name="ce362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13];3)*1000" office:value-type="float" office:value="701000" calcext:value-type="float">
            <text:p>701000</text:p>
          </table:table-cell>
          <table:table-cell table:style-name="ce369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14];3)*1000" office:value-type="float" office:value="706000" calcext:value-type="float">
            <text:p>706000</text:p>
          </table:table-cell>
          <table:table-cell table:style-name="ce369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15];3)*1000" office:value-type="float" office:value="707000" calcext:value-type="float">
            <text:p>707000</text:p>
          </table:table-cell>
          <table:table-cell table:style-name="ce369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16];3)*1000" office:value-type="float" office:value="708000" calcext:value-type="float">
            <text:p>708000</text:p>
          </table:table-cell>
          <table:table-cell table:style-name="ce369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08100" calcext:value-type="float">
            <text:p>708100</text:p>
          </table:table-cell>
          <table:table-cell table:style-name="ce369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08300" calcext:value-type="float">
            <text:p>708300</text:p>
          </table:table-cell>
          <table:table-cell table:style-name="ce369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08400" calcext:value-type="float">
            <text:p>708400</text:p>
          </table:table-cell>
          <table:table-cell table:style-name="ce369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08800" calcext:value-type="float">
            <text:p>708800</text:p>
          </table:table-cell>
          <table:table-cell table:style-name="ce369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21];3)*1000" office:value-type="float" office:value="709000" calcext:value-type="float">
            <text:p>709000</text:p>
          </table:table-cell>
          <table:table-cell table:style-name="ce369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23];3)*1000" office:value-type="float" office:value="713000" calcext:value-type="float">
            <text:p>713000</text:p>
          </table:table-cell>
          <table:table-cell table:style-name="ce369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13300" calcext:value-type="float">
            <text:p>713300</text:p>
          </table:table-cell>
          <table:table-cell table:style-name="ce369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13400" calcext:value-type="float">
            <text:p>713400</text:p>
          </table:table-cell>
          <table:table-cell table:style-name="ce369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13500" calcext:value-type="float">
            <text:p>713500</text:p>
          </table:table-cell>
          <table:table-cell table:style-name="ce369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40000" calcext:value-type="float">
            <text:p>740000</text:p>
          </table:table-cell>
          <table:table-cell table:style-name="ce369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31];3)*1000" office:value-type="float" office:value="751000" calcext:value-type="float">
            <text:p>751000</text:p>
          </table:table-cell>
          <table:table-cell table:style-name="ce369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32];3)*1000" office:value-type="float" office:value="754000" calcext:value-type="float">
            <text:p>754000</text:p>
          </table:table-cell>
          <table:table-cell table:style-name="ce369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33];3)*1000" office:value-type="float" office:value="756000" calcext:value-type="float">
            <text:p>756000</text:p>
          </table:table-cell>
          <table:table-cell table:style-name="ce369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56100" calcext:value-type="float">
            <text:p>756100</text:p>
          </table:table-cell>
          <table:table-cell table:style-name="ce369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35];3)*1000" office:value-type="float" office:value="757000" calcext:value-type="float">
            <text:p>757000</text:p>
          </table:table-cell>
          <table:table-cell table:style-name="ce369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57100" calcext:value-type="float">
            <text:p>757100</text:p>
          </table:table-cell>
          <table:table-cell table:style-name="ce369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57300" calcext:value-type="float">
            <text:p>757300</text:p>
          </table:table-cell>
          <table:table-cell table:style-name="ce369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38];3)*1000" office:value-type="float" office:value="758000" calcext:value-type="float">
            <text:p>758000</text:p>
          </table:table-cell>
          <table:table-cell table:style-name="ce369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58100" calcext:value-type="float">
            <text:p>758100</text:p>
          </table:table-cell>
          <table:table-cell table:style-name="ce369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1];3)*1000" office:value-type="float" office:value="761000" calcext:value-type="float">
            <text:p>761000</text:p>
          </table:table-cell>
          <table:table-cell table:style-name="ce369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2];3)*1000" office:value-type="float" office:value="762000" calcext:value-type="float">
            <text:p>762000</text:p>
          </table:table-cell>
          <table:table-cell table:style-name="ce369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62100" calcext:value-type="float">
            <text:p>762100</text:p>
          </table:table-cell>
          <table:table-cell table:style-name="ce369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62400" calcext:value-type="float">
            <text:p>762400</text:p>
          </table:table-cell>
          <table:table-cell table:style-name="ce369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5];3)*1000" office:value-type="float" office:value="764000" calcext:value-type="float">
            <text:p>764000</text:p>
          </table:table-cell>
          <table:table-cell table:style-name="ce369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6];3)*1000" office:value-type="float" office:value="765000" calcext:value-type="float">
            <text:p>765000</text:p>
          </table:table-cell>
          <table:table-cell table:style-name="ce369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7];3)*1000" office:value-type="float" office:value="766000" calcext:value-type="float">
            <text:p>766000</text:p>
          </table:table-cell>
          <table:table-cell table:style-name="ce369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8];3)*1000" office:value-type="float" office:value="767000" calcext:value-type="float">
            <text:p>767000</text:p>
          </table:table-cell>
          <table:table-cell table:style-name="ce369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49];3)*1000" office:value-type="float" office:value="768000" calcext:value-type="float">
            <text:p>768000</text:p>
          </table:table-cell>
          <table:table-cell table:style-name="ce369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68100" calcext:value-type="float">
            <text:p>768100</text:p>
          </table:table-cell>
          <table:table-cell table:style-name="ce369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52];3)*1000" office:value-type="float" office:value="771000" calcext:value-type="float">
            <text:p>771000</text:p>
          </table:table-cell>
          <table:table-cell table:style-name="ce369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1300" calcext:value-type="float">
            <text:p>771300</text:p>
          </table:table-cell>
          <table:table-cell table:style-name="ce369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1400" calcext:value-type="float">
            <text:p>771400</text:p>
          </table:table-cell>
          <table:table-cell table:style-name="ce369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1500" calcext:value-type="float">
            <text:p>771500</text:p>
          </table:table-cell>
          <table:table-cell table:style-name="ce369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1700" calcext:value-type="float">
            <text:p>771700</text:p>
          </table:table-cell>
          <table:table-cell table:style-name="ce369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1800" calcext:value-type="float">
            <text:p>771800</text:p>
          </table:table-cell>
          <table:table-cell table:style-name="ce369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58];3)*1000" office:value-type="float" office:value="772000" calcext:value-type="float">
            <text:p>772000</text:p>
          </table:table-cell>
          <table:table-cell table:style-name="ce369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59];3)*1000" office:value-type="float" office:value="775000" calcext:value-type="float">
            <text:p>775000</text:p>
          </table:table-cell>
          <table:table-cell table:style-name="ce369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5100" calcext:value-type="float">
            <text:p>775100</text:p>
          </table:table-cell>
          <table:table-cell table:style-name="ce369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5200" calcext:value-type="float">
            <text:p>775200</text:p>
          </table:table-cell>
          <table:table-cell table:style-name="ce369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75600" calcext:value-type="float">
            <text:p>775600</text:p>
          </table:table-cell>
          <table:table-cell table:style-name="ce369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63];3)*1000" office:value-type="float" office:value="777000" calcext:value-type="float">
            <text:p>777000</text:p>
          </table:table-cell>
          <table:table-cell table:style-name="ce369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64];3)*1000" office:value-type="float" office:value="778000" calcext:value-type="float">
            <text:p>778000</text:p>
          </table:table-cell>
          <table:table-cell table:style-name="ce369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66];3)*1000" office:value-type="float" office:value="781000" calcext:value-type="float">
            <text:p>781000</text:p>
          </table:table-cell>
          <table:table-cell table:style-name="ce369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1100" calcext:value-type="float">
            <text:p>781100</text:p>
          </table:table-cell>
          <table:table-cell table:style-name="ce369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1500" calcext:value-type="float">
            <text:p>781500</text:p>
          </table:table-cell>
          <table:table-cell table:style-name="ce369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1600" calcext:value-type="float">
            <text:p>781600</text:p>
          </table:table-cell>
          <table:table-cell table:style-name="ce369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1700" calcext:value-type="float">
            <text:p>781700</text:p>
          </table:table-cell>
          <table:table-cell table:style-name="ce369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71];3)*1000" office:value-type="float" office:value="786000" calcext:value-type="float">
            <text:p>786000</text:p>
          </table:table-cell>
          <table:table-cell table:style-name="ce369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6600" calcext:value-type="float">
            <text:p>786600</text:p>
          </table:table-cell>
          <table:table-cell table:style-name="ce369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6620" calcext:value-type="float">
            <text:p>786620</text:p>
          </table:table-cell>
          <table:table-cell table:style-name="ce369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6650" calcext:value-type="float">
            <text:p>786650</text:p>
          </table:table-cell>
          <table:table-cell table:style-name="ce369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75];3)*1000" office:value-type="float" office:value="787000" calcext:value-type="float">
            <text:p>787000</text:p>
          </table:table-cell>
          <table:table-cell table:style-name="ce369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787600" calcext:value-type="float">
            <text:p>787600</text:p>
          </table:table-cell>
          <table:table-cell table:style-name="ce369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77];3)*1000" office:value-type="float" office:value="789000" calcext:value-type="float">
            <text:p>789000</text:p>
          </table:table-cell>
          <table:table-cell table:style-name="ce369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79];3)*1000" office:value-type="float" office:value="791000" calcext:value-type="float">
            <text:p>791000</text:p>
          </table:table-cell>
          <table:table-cell table:style-name="ce369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80];3)*1000" office:value-type="float" office:value="796000" calcext:value-type="float">
            <text:p>796000</text:p>
          </table:table-cell>
          <table:table-cell table:style-name="ce369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64" table:formula="of:=LEFT([.C581];3)*1000" office:value-type="float" office:value="797000" calcext:value-type="float">
            <text:p>797000</text:p>
          </table:table-cell>
          <table:table-cell table:style-name="ce369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861000" calcext:value-type="float">
            <text:p>861000</text:p>
          </table:table-cell>
          <table:table-cell table:style-name="ce369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862000" calcext:value-type="float">
            <text:p>862000</text:p>
          </table:table-cell>
          <table:table-cell table:style-name="ce369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864000" calcext:value-type="float">
            <text:p>864000</text:p>
          </table:table-cell>
          <table:table-cell table:style-name="ce369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363"/>
          <table:table-cell table:style-name="ce367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870000" calcext:value-type="float">
            <text:p>870000</text:p>
          </table:table-cell>
          <table:table-cell table:style-name="ce369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871000" calcext:value-type="float">
            <text:p>871000</text:p>
          </table:table-cell>
          <table:table-cell table:style-name="ce369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364" office:value-type="float" office:value="875000" calcext:value-type="float">
            <text:p>875000</text:p>
          </table:table-cell>
          <table:table-cell table:style-name="ce369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55" table:default-cell-style-name="ce309"/>
        <table:table-column table:style-name="co1" table:default-cell-style-name="ce310"/>
        <table:table-column table:style-name="co56" table:default-cell-style-name="ce312"/>
        <table:table-column table:style-name="co57" table:default-cell-style-name="ce314"/>
        <table:table-column table:style-name="co58" table:default-cell-style-name="ce315"/>
        <table:table-column table:style-name="co59" table:number-columns-repeated="2" table:default-cell-style-name="ce321"/>
        <table:table-column table:style-name="co60" table:default-cell-style-name="ce324"/>
        <table:table-column table:style-name="co1" table:number-columns-repeated="2" table:default-cell-style-name="Default"/>
        <table:table-row table:style-name="ro1">
          <table:table-cell table:style-name="ce306" office:value-type="string" calcext:value-type="string" table:number-columns-spanned="8" table:number-rows-spanned="1">
            <text:p>Journal</text:p>
          </table:table-cell>
          <table:covered-table-cell table:number-columns-repeated="6" table:style-name="ce341"/>
          <table:covered-table-cell table:style-name="ce390"/>
          <table:table-cell table:number-columns-repeated="2"/>
        </table:table-row>
        <table:table-row table:style-name="ro19">
          <table:table-cell table:style-name="ce307" table:number-columns-repeated="5"/>
          <table:table-cell table:style-name="ce317" table:number-columns-repeated="2"/>
          <table:table-cell table:style-name="ce390"/>
          <table:table-cell table:number-columns-repeated="2"/>
        </table:table-row>
        <table:table-row table:style-name="ro2">
          <table:table-cell table:style-name="ce198" table:number-columns-repeated="5"/>
          <table:table-cell table:number-columns-repeated="2" table:style-name="ce318" office:value-type="string" calcext:value-type="string">
            <text:p>TOTAL</text:p>
          </table:table-cell>
          <table:table-cell table:style-name="ce390"/>
          <table:table-cell table:number-columns-repeated="2"/>
        </table:table-row>
        <table:table-row table:style-name="ro2">
          <table:table-cell table:style-name="ce198" table:number-columns-repeated="5"/>
          <table:table-cell table:style-name="ce319" table:formula="of:=SUM([.F6:.F2546])" office:value-type="float" office:value="1407.82" calcext:value-type="float">
            <text:p>1 407,82</text:p>
          </table:table-cell>
          <table:table-cell table:style-name="ce322" table:formula="of:=SUM([.G6:.G2546])" office:value-type="float" office:value="3486.93" calcext:value-type="float">
            <text:p>3 486,93</text:p>
          </table:table-cell>
          <table:table-cell table:style-name="ce390"/>
          <table:table-cell table:number-columns-repeated="2"/>
        </table:table-row>
        <table:table-row table:style-name="ro2">
          <table:table-cell table:style-name="ce308" office:value-type="string" calcext:value-type="string">
            <text:p>N°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N° compte</text:p>
          </table:table-cell>
          <table:table-cell table:style-name="ce313" office:value-type="string" calcext:value-type="string">
            <text:p>Intitulé</text:p>
          </table:table-cell>
          <table:table-cell table:style-name="ce308" office:value-type="string" calcext:value-type="string">
            <text:p>Libellé de l'écriture</text:p>
          </table:table-cell>
          <table:table-cell table:style-name="ce320" office:value-type="string" calcext:value-type="string">
            <text:p>Débit</text:p>
          </table:table-cell>
          <table:table-cell table:style-name="ce320" office:value-type="string" calcext:value-type="string">
            <text:p>Crédit</text:p>
          </table:table-cell>
          <table:table-cell table:style-name="ce308" office:value-type="string" calcext:value-type="string">
            <text:p>Clé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/01/2016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6/2016</text:p>
          </table:table-cell>
          <table:table-cell office:value-type="float" office:value="758100" calcext:value-type="float">
            <text:p>758100</text:p>
          </table:table-cell>
          <table:table-cell table:formula="of:=IF([.C7]=&quot;&quot;;&quot;&quot;;VLOOKUP([.C7];[$'Nomenclature des comptes'.$B$4:.$C$590];2))" office:value-type="string" office:string-value="Dons" calcext:value-type="string">
            <text:p>Dons</text:p>
          </table:table-cell>
          <table:table-cell office:value-type="string" calcext:value-type="string">
            <text:p>Montant collecté sur KissKissBankBank</text:p>
          </table:table-cell>
          <table:table-cell/>
          <table:table-cell office:value-type="float" office:value="2649.6" calcext:value-type="float">
            <text:p>2 649,6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6-02-02" calcext:value-type="date">
            <text:p>02/02/2016</text:p>
          </table:table-cell>
          <table:table-cell office:value-type="float" office:value="628100" calcext:value-type="float">
            <text:p>628100</text:p>
          </table:table-cell>
          <table:table-cell table:formula="of:=IF([.C8]=&quot;&quot;;&quot;&quot;;VLOOKUP([.C8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ssolies – chèque 6566005</text:p>
          </table:table-cell>
          <table:table-cell office:value-type="float" office:value="20" calcext:value-type="float">
            <text:p>20,0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6-02-26" calcext:value-type="date">
            <text:p>26/02/2016</text:p>
          </table:table-cell>
          <table:table-cell office:value-type="float" office:value="628100" calcext:value-type="float">
            <text:p>628100</text:p>
          </table:table-cell>
          <table:table-cell table:formula="of:=IF([.C9]=&quot;&quot;;&quot;&quot;;VLOOKUP([.C9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pole – chèque 6566002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/2016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gnetOCadeau – chèque 6566003</text:p>
          </table:table-cell>
          <table:table-cell office:value-type="float" office:value="105.1" calcext:value-type="float">
            <text:p>105,10</text:p>
          </table:table-cell>
          <table:table-cell/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6-06-30" calcext:value-type="date">
            <text:p>30/06/2016</text:p>
          </table:table-cell>
          <table:table-cell office:value-type="float" office:value="604000" calcext:value-type="float">
            <text:p>604000</text:p>
          </table:table-cell>
          <table:table-cell table:formula="of:=IF([.C11]=&quot;&quot;;&quot;&quot;;VLOOKUP([.C11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c Mini – chèque 6566001</text:p>
          </table:table-cell>
          <table:table-cell office:value-type="float" office:value="600" calcext:value-type="float">
            <text:p>60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6-08-27" calcext:value-type="date">
            <text:p>27/08/2016</text:p>
          </table:table-cell>
          <table:table-cell office:value-type="float" office:value="604000" calcext:value-type="float">
            <text:p>604000</text:p>
          </table:table-cell>
          <table:table-cell table:formula="of:=IF([.C12]=&quot;&quot;;&quot;&quot;;VLOOKUP([.C12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Timbres/envois – chèque 6566004</text:p>
          </table:table-cell>
          <table:table-cell office:value-type="float" office:value="32.2" calcext:value-type="float">
            <text:p>32,2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8/2016</text:p>
          </table:table-cell>
          <table:table-cell office:value-type="float" office:value="604000" calcext:value-type="float">
            <text:p>604000</text:p>
          </table:table-cell>
          <table:table-cell table:formula="of:=IF([.C13]=&quot;&quot;;&quot;&quot;;VLOOKUP([.C13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Apple – chèque 6566006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6-06-14" calcext:value-type="date">
            <text:p>14/06/2016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2.52" calcext:value-type="float">
            <text:p>2,52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11" office:value-type="date" office:date-value="2016-07-04" calcext:value-type="date">
            <text:p>04/07/2016</text:p>
          </table:table-cell>
          <table:table-cell office:value-type="float" office:value="627000" calcext:value-type="float">
            <text:p>627000</text:p>
          </table:table-cell>
          <table:table-cell table:formula="of:=IF([.C15]=&quot;&quot;;&quot;&quot;;VLOOKUP([.C15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1" office:value-type="date" office:date-value="2016-10-04" calcext:value-type="date">
            <text:p>04/10/2016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7-01-03" calcext:value-type="date">
            <text:p>03/01/2017</text:p>
          </table:table-cell>
          <table:table-cell office:value-type="float" office:value="627000" calcext:value-type="float">
            <text:p>627000</text:p>
          </table:table-cell>
          <table:table-cell table:formula="of:=IF([.C17]=&quot;&quot;;&quot;&quot;;VLOOKUP([.C17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11" office:value-type="date" office:date-value="2017-01-13" calcext:value-type="date">
            <text:p>13/01/2017</text:p>
          </table:table-cell>
          <table:table-cell office:value-type="float" office:value="706000" calcext:value-type="float">
            <text:p>706000</text:p>
          </table:table-cell>
          <table:table-cell table:formula="of:=IF([.C18]=&quot;&quot;;&quot;&quot;;VLOOKUP([.C18];[$'Nomenclature des comptes'.$B$4:.$C$590];2))" office:value-type="string" office:string-value="706 Prestations de services" calcext:value-type="string">
            <text:p>706 Prestations de services</text:p>
          </table:table-cell>
          <table:table-cell office:value-type="string" calcext:value-type="string">
            <text:p>Mise à disposition de données</text:p>
          </table:table-cell>
          <table:table-cell/>
          <table:table-cell office:value-type="float" office:value="833.33" calcext:value-type="float">
            <text:p>833,33</text:p>
          </table:table-cell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11" office:value-type="date" office:date-value="2017-01-08" calcext:value-type="date">
            <text:p>08/0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Carte Baludik – chèque 6566007 -360,00</text:p>
          </table:table-cell>
          <table:table-cell office:value-type="float" office:value="360" calcext:value-type="float">
            <text:p>36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11" office:value-type="date" office:date-value="2017-01-18" calcext:value-type="date">
            <text:p>18/0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Menu Baludik – chèque 6566008 -120,00</text:p>
          </table:table-cell>
          <table:table-cell office:value-type="float" office:value="120" calcext:value-type="float">
            <text:p>12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11"/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11"/>
          <table:table-cell/>
          <table:table-cell table:formula="of:=IF([.C22]=&quot;&quot;;&quot;&quot;;VLOOKUP([.C22];[$'Nomenclature des comptes'.$B$4:.$C$590];2))">
            <text:p/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11"/>
          <table:table-cell/>
          <table:table-cell table:formula="of:=IF([.C23]=&quot;&quot;;&quot;&quot;;VLOOKUP([.C23];[$'Nomenclature des comptes'.$B$4:.$C$590];2))">
            <text:p/>
          </table:table-cell>
          <table:table-cell table:number-columns-repeated="6"/>
        </table:table-row>
        <table:table-row table:style-name="ro18" table:number-rows-repeated="4">
          <table:table-cell table:style-name="Default" table:number-columns-repeated="8"/>
          <table:table-cell table:number-columns-repeated="2"/>
        </table:table-row>
        <table:table-row table:style-name="ro18">
          <table:table-cell table:style-name="Default" table:number-columns-repeated="8"/>
          <table:table-cell/>
          <table:table-cell table:formula="of:=3486.93-927.82" office:value-type="float" office:value="2559.11" calcext:value-type="float">
            <text:p>2559,11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392"/>
        <table:table-column table:style-name="co15" table:default-cell-style-name="ce393"/>
        <table:table-row table:style-name="ro1">
          <table:table-cell table:style-name="ce341" office:value-type="string" calcext:value-type="string" table:number-columns-spanned="2" table:number-rows-spanned="1">
            <text:p>Clé de répartition (compta analytique)</text:p>
          </table:table-cell>
          <table:covered-table-cell table:style-name="ce341"/>
        </table:table-row>
        <table:table-row table:style-name="ro4">
          <table:table-cell table:style-name="ce357" table:number-columns-repeated="2"/>
        </table:table-row>
        <table:table-row table:style-name="ro2">
          <table:table-cell table:style-name="ce198" table:number-columns-repeated="2"/>
        </table:table-row>
        <table:table-row table:style-name="ro2">
          <table:table-cell table:style-name="ce313" office:value-type="string" calcext:value-type="string">
            <text:p>Clé de répartition</text:p>
          </table:table-cell>
          <table:table-cell table:style-name="ce313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393"/>
          <table:table-cell/>
        </table:table-row>
        <table:table-row table:style-name="ro2">
          <table:table-cell table:style-name="ce393"/>
          <table:table-cell/>
        </table:table-row>
      </table:table>
      <table:table table:name="Grand Livre" table:style-name="ta1">
        <table:table-column table:style-name="co16" table:default-cell-style-name="ce399"/>
        <table:table-column table:style-name="co17" table:default-cell-style-name="ce405"/>
        <table:table-column table:style-name="co18" table:default-cell-style-name="ce198"/>
        <table:table-column table:style-name="co19" table:default-cell-style-name="ce198"/>
        <table:table-column table:style-name="co1" table:number-columns-repeated="3" table:default-cell-style-name="ce198"/>
        <table:table-row table:style-name="ro1">
          <table:table-cell table:style-name="ce341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341"/>
        </table:table-row>
        <table:table-row table:style-name="ro1">
          <table:table-cell table:style-name="ce394" table:number-columns-spanned="7" table:number-rows-spanned="1"/>
          <table:covered-table-cell table:number-columns-repeated="6" table:style-name="ce394"/>
        </table:table-row>
        <table:table-row table:style-name="ro2">
          <table:table-cell table:style-name="ce198" table:number-columns-repeated="2"/>
          <table:table-cell table:number-columns-repeated="5"/>
        </table:table-row>
        <table:table-row table:style-name="ro2">
          <table:table-cell table:style-name="ce395"/>
          <table:table-cell table:style-name="ce401"/>
          <table:table-cell table:style-name="ce407" office:value-type="string" calcext:value-type="string">
            <text:p>Données</text:p>
          </table:table-cell>
          <table:table-cell table:style-name="ce414"/>
          <table:table-cell table:number-columns-repeated="3"/>
        </table:table-row>
        <table:table-row table:style-name="ro2">
          <table:table-cell table:style-name="ce396" office:value-type="string" calcext:value-type="string">
            <text:p>Intitulé</text:p>
          </table:table-cell>
          <table:table-cell table:style-name="ce402" office:value-type="string" calcext:value-type="string">
            <text:p>Date</text:p>
          </table:table-cell>
          <table:table-cell table:style-name="ce408" office:value-type="string" calcext:value-type="string">
            <text:p>Somme de Débit</text:p>
          </table:table-cell>
          <table:table-cell table:style-name="ce415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397" office:value-type="string" calcext:value-type="string">
            <text:p>756 Cotisations</text:p>
          </table:table-cell>
          <table:table-cell table:style-name="ce403"/>
          <table:table-cell table:style-name="ce409"/>
          <table:table-cell table:style-name="ce416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398"/>
          <table:table-cell table:style-name="ce404"/>
          <table:table-cell table:style-name="ce410"/>
          <table:table-cell table:style-name="ce417"/>
          <table:table-cell table:number-columns-repeated="3"/>
        </table:table-row>
        <table:table-row table:style-name="ro2">
          <table:table-cell table:style-name="ce397" office:value-type="string" calcext:value-type="string">
            <text:p>604. Achats d'études et prestations de services</text:p>
          </table:table-cell>
          <table:table-cell table:style-name="ce403"/>
          <table:table-cell table:style-name="ce409"/>
          <table:table-cell table:style-name="ce418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411" office:value-type="float" office:value="74.09" calcext:value-type="float">
            <text:p>74,09</text:p>
          </table:table-cell>
          <table:table-cell table:style-name="ce419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411" office:value-type="float" office:value="93.96" calcext:value-type="float">
            <text:p>93,96</text:p>
          </table:table-cell>
          <table:table-cell table:style-name="ce419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411" office:value-type="float" office:value="44" calcext:value-type="float">
            <text:p>44,00</text:p>
          </table:table-cell>
          <table:table-cell table:style-name="ce419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411" office:value-type="float" office:value="17.22" calcext:value-type="float">
            <text:p>17,22</text:p>
          </table:table-cell>
          <table:table-cell table:style-name="ce419"/>
          <table:table-cell table:number-columns-repeated="3"/>
        </table:table-row>
        <table:table-row table:style-name="ro2">
          <table:table-cell table:style-name="ce398"/>
          <table:table-cell table:style-name="ce404"/>
          <table:table-cell table:style-name="ce410"/>
          <table:table-cell table:style-name="ce417"/>
          <table:table-cell table:number-columns-repeated="3"/>
        </table:table-row>
        <table:table-row table:style-name="ro2">
          <table:table-cell table:style-name="ce397" office:value-type="string" calcext:value-type="string">
            <text:p>Dons</text:p>
          </table:table-cell>
          <table:table-cell table:style-name="ce403"/>
          <table:table-cell table:style-name="ce409"/>
          <table:table-cell table:style-name="ce418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412"/>
          <table:table-cell table:style-name="ce420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412"/>
          <table:table-cell table:style-name="ce420"/>
          <table:table-cell table:number-columns-repeated="3"/>
        </table:table-row>
        <table:table-row table:style-name="ro2">
          <table:table-cell table:style-name="ce398"/>
          <table:table-cell table:style-name="ce404"/>
          <table:table-cell table:style-name="ce410"/>
          <table:table-cell table:style-name="ce417"/>
          <table:table-cell table:number-columns-repeated="3"/>
        </table:table-row>
        <table:table-row table:style-name="ro2">
          <table:table-cell table:style-name="ce400" office:value-type="string" calcext:value-type="string">
            <text:p>Total Résultat</text:p>
          </table:table-cell>
          <table:table-cell table:style-name="ce406"/>
          <table:table-cell table:style-name="ce413" office:value-type="float" office:value="229.27" calcext:value-type="float">
            <text:p>229,27</text:p>
          </table:table-cell>
          <table:table-cell table:style-name="ce421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198" table:number-columns-repeated="2"/>
          <table:table-cell table:number-columns-repeated="5"/>
        </table:table-row>
        <table:table-row table:style-name="ro2">
          <table:table-cell table:style-name="ce198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198"/>
        <table:table-column table:style-name="co20" table:default-cell-style-name="ce198"/>
        <table:table-column table:style-name="co21" table:default-cell-style-name="ce198"/>
        <table:table-column table:style-name="co22" table:default-cell-style-name="ce198"/>
        <table:table-column table:style-name="co23" table:default-cell-style-name="ce198"/>
        <table:table-column table:style-name="co24" table:default-cell-style-name="ce198"/>
        <table:table-column table:style-name="co25" table:default-cell-style-name="ce198"/>
        <table:table-column table:style-name="co26" table:default-cell-style-name="ce198"/>
        <table:table-column table:style-name="co25" table:default-cell-style-name="ce198"/>
        <table:table-column table:style-name="co27" table:number-columns-repeated="4" table:default-cell-style-name="ce198"/>
        <table:table-column table:style-name="co28" table:default-cell-style-name="ce198"/>
        <table:table-column table:style-name="co29" table:default-cell-style-name="ce198"/>
        <table:table-column table:style-name="co7" table:number-columns-repeated="242" table:default-cell-style-name="ce198"/>
        <table:table-column table:style-name="co7" table:number-columns-repeated="767" table:default-cell-style-name="Default"/>
        <table:table-row table:style-name="ro7">
          <table:table-cell table:style-name="ce341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341"/>
          <table:table-cell table:number-columns-repeated="1018"/>
        </table:table-row>
        <table:table-row table:style-name="ro9">
          <table:table-cell table:style-name="ce394" table:number-columns-spanned="6" table:number-rows-spanned="1"/>
          <table:covered-table-cell table:number-columns-repeated="5" table:style-name="ce394"/>
          <table:table-cell table:number-columns-repeated="1018"/>
        </table:table-row>
        <table:table-row table:style-name="ro8">
          <table:table-cell table:style-name="ce357" table:number-columns-repeated="5"/>
          <table:table-cell table:style-name="ce427"/>
          <table:table-cell table:number-columns-repeated="1018"/>
        </table:table-row>
        <table:table-row table:style-name="ro4">
          <table:table-cell table:style-name="ce357"/>
          <table:table-cell/>
          <table:table-cell table:style-name="ce425" table:formula="of:=SUM([.C6:.C1000])" office:value-type="float" office:value="229.27" calcext:value-type="float">
            <text:p>229,27</text:p>
          </table:table-cell>
          <table:table-cell table:style-name="ce425" table:formula="of:=SUM([.D6:.D1000])" office:value-type="float" office:value="0" calcext:value-type="float">
            <text:p>0,00</text:p>
          </table:table-cell>
          <table:table-cell table:style-name="ce425" table:formula="of:=SUM([.E6:.E1000])" office:value-type="float" office:value="0" calcext:value-type="float">
            <text:p>0,00</text:p>
          </table:table-cell>
          <table:table-cell table:style-name="ce425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422"/>
          <table:table-cell table:style-name="ce407" office:value-type="string" calcext:value-type="string">
            <text:p>Données</text:p>
          </table:table-cell>
          <table:table-cell table:style-name="ce414"/>
          <table:table-cell table:number-columns-repeated="3"/>
          <table:table-cell table:style-name="ce390" table:number-columns-repeated="1018"/>
        </table:table-row>
        <table:table-row table:style-name="ro2">
          <table:table-cell table:style-name="ce396" office:value-type="string" calcext:value-type="string">
            <text:p>Intitulé</text:p>
          </table:table-cell>
          <table:table-cell table:style-name="ce408" office:value-type="string" calcext:value-type="string">
            <text:p>Somme de Débit</text:p>
          </table:table-cell>
          <table:table-cell table:style-name="ce415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397" office:value-type="string" calcext:value-type="string">
            <text:p>756 Cotisations</text:p>
          </table:table-cell>
          <table:table-cell table:style-name="ce409"/>
          <table:table-cell table:style-name="ce416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399" office:value-type="string" calcext:value-type="string">
            <text:p>604. Achats d'études et prestations de services</text:p>
          </table:table-cell>
          <table:table-cell table:style-name="ce411" office:value-type="float" office:value="229.27" calcext:value-type="float">
            <text:p>229,27</text:p>
          </table:table-cell>
          <table:table-cell table:style-name="ce419"/>
          <table:table-cell table:number-columns-repeated="1021"/>
        </table:table-row>
        <table:table-row table:style-name="ro2">
          <table:table-cell table:style-name="ce399" office:value-type="string" calcext:value-type="string">
            <text:p>Dons</text:p>
          </table:table-cell>
          <table:table-cell table:style-name="ce412"/>
          <table:table-cell table:style-name="ce420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423" office:value-type="string" calcext:value-type="string">
            <text:p>(vide)</text:p>
          </table:table-cell>
          <table:table-cell table:style-name="ce424"/>
          <table:table-cell table:style-name="ce426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22" table:default-cell-style-name="ce198"/>
        <table:table-column table:style-name="co23" table:default-cell-style-name="ce198"/>
        <table:table-column table:style-name="co24" table:number-columns-repeated="2" table:default-cell-style-name="ce198"/>
        <table:table-column table:style-name="co25" table:default-cell-style-name="ce198"/>
        <table:table-column table:style-name="co27" table:number-columns-repeated="4" table:default-cell-style-name="ce198"/>
        <table:table-column table:style-name="co28" table:default-cell-style-name="ce198"/>
        <table:table-column table:style-name="co29" table:default-cell-style-name="ce198"/>
        <table:table-column table:style-name="co7" table:number-columns-repeated="242" table:default-cell-style-name="ce198"/>
        <table:table-column table:style-name="co7" table:number-columns-repeated="767" table:default-cell-style-name="Default"/>
        <table:table-row table:style-name="ro10">
          <table:table-cell table:style-name="ce341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341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357" table:number-columns-repeated="5"/>
          <table:table-cell table:style-name="ce427"/>
          <table:table-cell table:number-columns-repeated="1018"/>
        </table:table-row>
        <table:table-row table:style-name="ro11">
          <table:table-cell table:style-name="ce357"/>
          <table:table-cell/>
          <table:table-cell table:style-name="ce425" table:number-columns-repeated="5"/>
          <table:table-cell table:number-columns-repeated="1017"/>
        </table:table-row>
        <table:table-row table:style-name="ro12">
          <table:table-cell table:style-name="ce395"/>
          <table:table-cell table:style-name="ce401"/>
          <table:table-cell table:style-name="ce407" office:value-type="string" calcext:value-type="string">
            <text:p>Données</text:p>
          </table:table-cell>
          <table:table-cell table:style-name="ce414"/>
          <table:table-cell table:number-columns-repeated="4"/>
          <table:table-cell table:style-name="ce390" table:number-columns-repeated="1016"/>
        </table:table-row>
        <table:table-row table:style-name="ro13">
          <table:table-cell table:style-name="ce396" office:value-type="string" calcext:value-type="string">
            <text:p>Clé</text:p>
          </table:table-cell>
          <table:table-cell table:style-name="ce402" office:value-type="string" calcext:value-type="string">
            <text:p>Intitulé</text:p>
          </table:table-cell>
          <table:table-cell table:style-name="ce408" office:value-type="string" calcext:value-type="string">
            <text:p>Somme de Débit</text:p>
          </table:table-cell>
          <table:table-cell table:style-name="ce415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428" office:value-type="string" calcext:value-type="string">
            <text:p>(vide)</text:p>
          </table:table-cell>
          <table:table-cell table:style-name="ce431" office:value-type="string" calcext:value-type="string">
            <text:p>(vide)</text:p>
          </table:table-cell>
          <table:table-cell table:style-name="ce437"/>
          <table:table-cell table:style-name="ce442"/>
          <table:table-cell table:number-columns-repeated="1020"/>
        </table:table-row>
        <table:table-row table:style-name="ro14">
          <table:table-cell table:style-name="ce429" office:value-type="string" calcext:value-type="string">
            <text:p>(vide) Résultat</text:p>
          </table:table-cell>
          <table:table-cell table:style-name="ce432"/>
          <table:table-cell table:style-name="ce438"/>
          <table:table-cell table:style-name="ce443"/>
          <table:table-cell table:number-columns-repeated="1020"/>
        </table:table-row>
        <table:table-row table:style-name="ro8">
          <table:table-cell table:style-name="ce430"/>
          <table:table-cell table:style-name="ce433"/>
          <table:table-cell table:style-name="ce410"/>
          <table:table-cell table:style-name="ce417"/>
          <table:table-cell table:number-columns-repeated="1020"/>
        </table:table-row>
        <table:table-row table:style-name="ro15">
          <table:table-cell table:style-name="ce397" office:value-type="string" calcext:value-type="string">
            <text:p>COTIS-DONS</text:p>
          </table:table-cell>
          <table:table-cell table:style-name="ce434" office:value-type="string" calcext:value-type="string">
            <text:p>604. Achats d'études et prestations de services</text:p>
          </table:table-cell>
          <table:table-cell table:style-name="ce439" office:value-type="float" office:value="93.96" calcext:value-type="float">
            <text:p>93,96</text:p>
          </table:table-cell>
          <table:table-cell table:style-name="ce418"/>
          <table:table-cell table:number-columns-repeated="1020"/>
        </table:table-row>
        <table:table-row table:style-name="ro8">
          <table:table-cell table:style-name="ce398"/>
          <table:table-cell table:style-name="ce435" office:value-type="string" calcext:value-type="string">
            <text:p>Dons</text:p>
          </table:table-cell>
          <table:table-cell table:style-name="ce410"/>
          <table:table-cell table:style-name="ce444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429" office:value-type="string" calcext:value-type="string">
            <text:p>COTIS-DONS Résultat</text:p>
          </table:table-cell>
          <table:table-cell table:style-name="ce432"/>
          <table:table-cell table:style-name="ce440" office:value-type="float" office:value="93.96" calcext:value-type="float">
            <text:p>93,96</text:p>
          </table:table-cell>
          <table:table-cell table:style-name="ce445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430"/>
          <table:table-cell table:style-name="ce433"/>
          <table:table-cell table:style-name="ce410"/>
          <table:table-cell table:style-name="ce417"/>
          <table:table-cell table:number-columns-repeated="1020"/>
        </table:table-row>
        <table:table-row table:style-name="ro14">
          <table:table-cell table:style-name="ce428" office:value-type="string" calcext:value-type="string">
            <text:p>ENTRÉES</text:p>
          </table:table-cell>
          <table:table-cell table:style-name="ce431" office:value-type="string" calcext:value-type="string">
            <text:p>756 Cotisations</text:p>
          </table:table-cell>
          <table:table-cell table:style-name="ce437"/>
          <table:table-cell table:style-name="ce446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429" office:value-type="string" calcext:value-type="string">
            <text:p>ENTRÉES Résultat</text:p>
          </table:table-cell>
          <table:table-cell table:style-name="ce432"/>
          <table:table-cell table:style-name="ce438"/>
          <table:table-cell table:style-name="ce445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430"/>
          <table:table-cell table:style-name="ce433"/>
          <table:table-cell table:style-name="ce410"/>
          <table:table-cell table:style-name="ce417"/>
          <table:table-cell table:number-columns-repeated="1020"/>
        </table:table-row>
        <table:table-row table:style-name="ro14">
          <table:table-cell table:style-name="ce428" office:value-type="string" calcext:value-type="string">
            <text:p>INFO</text:p>
          </table:table-cell>
          <table:table-cell table:style-name="ce431" office:value-type="string" calcext:value-type="string">
            <text:p>604. Achats d'études et prestations de services</text:p>
          </table:table-cell>
          <table:table-cell table:style-name="ce441" office:value-type="float" office:value="135.31" calcext:value-type="float">
            <text:p>135,31</text:p>
          </table:table-cell>
          <table:table-cell table:style-name="ce442"/>
          <table:table-cell table:number-columns-repeated="1020"/>
        </table:table-row>
        <table:table-row table:style-name="ro8">
          <table:table-cell table:style-name="ce429" office:value-type="string" calcext:value-type="string">
            <text:p>INFO Résultat</text:p>
          </table:table-cell>
          <table:table-cell table:style-name="ce432"/>
          <table:table-cell table:style-name="ce440" office:value-type="float" office:value="135.31" calcext:value-type="float">
            <text:p>135,31</text:p>
          </table:table-cell>
          <table:table-cell table:style-name="ce443"/>
          <table:table-cell table:number-columns-repeated="1020"/>
        </table:table-row>
        <table:table-row table:style-name="ro15">
          <table:table-cell table:style-name="ce430"/>
          <table:table-cell table:style-name="ce433"/>
          <table:table-cell table:style-name="ce410"/>
          <table:table-cell table:style-name="ce417"/>
          <table:table-cell table:number-columns-repeated="1020"/>
        </table:table-row>
        <table:table-row table:style-name="ro15">
          <table:table-cell table:style-name="ce400" office:value-type="string" calcext:value-type="string">
            <text:p>Total Résultat</text:p>
          </table:table-cell>
          <table:table-cell table:style-name="ce436"/>
          <table:table-cell table:style-name="ce413" office:value-type="float" office:value="229.27" calcext:value-type="float">
            <text:p>229,27</text:p>
          </table:table-cell>
          <table:table-cell table:style-name="ce421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43" table:default-cell-style-name="ce198"/>
        <table:table-column table:style-name="co44" table:default-cell-style-name="ce198"/>
        <table:table-column table:style-name="co45" table:default-cell-style-name="ce198"/>
        <table:table-column table:style-name="co46" table:default-cell-style-name="ce198"/>
        <table:table-column table:style-name="co47" table:number-columns-repeated="2" table:default-cell-style-name="ce198"/>
        <table:table-column table:style-name="co48" table:default-cell-style-name="ce198"/>
        <table:table-column table:style-name="co49" table:default-cell-style-name="ce198"/>
        <table:table-column table:style-name="co50" table:default-cell-style-name="ce198"/>
        <table:table-column table:style-name="co51" table:default-cell-style-name="ce198"/>
        <table:table-column table:style-name="co7" table:default-cell-style-name="ce198"/>
        <table:table-column table:style-name="co52" table:default-cell-style-name="ce198"/>
        <table:table-column table:style-name="co7" table:number-columns-repeated="245" table:default-cell-style-name="ce198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447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447"/>
          <table:table-cell table:number-columns-repeated="1012"/>
        </table:table-row>
        <table:table-row table:style-name="ro2">
          <table:covered-table-cell table:number-columns-repeated="12" table:style-name="ce447"/>
          <table:table-cell table:number-columns-repeated="1012"/>
        </table:table-row>
        <table:table-row table:style-name="ro2">
          <table:table-cell table:style-name="ce448" office:value-type="string" calcext:value-type="string" table:number-columns-spanned="2" table:number-rows-spanned="2">
            <text:p>ACTIF</text:p>
          </table:table-cell>
          <table:covered-table-cell table:style-name="ce448"/>
          <table:table-cell table:style-name="ce476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476"/>
          <table:table-cell table:style-name="ce577" table:formula="of:=[.C5]-1" office:value-type="float" office:value="2015" calcext:value-type="float" table:number-columns-spanned="1" table:number-rows-spanned="2">
            <text:p>2015</text:p>
          </table:table-cell>
          <table:table-cell table:style-name="ce578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579" office:value-type="string" calcext:value-type="string" table:number-columns-spanned="2" table:number-rows-spanned="2">
            <text:p>PASSIF</text:p>
          </table:table-cell>
          <table:covered-table-cell table:style-name="ce579"/>
          <table:table-cell table:style-name="ce590" table:formula="of:=[.C5]" office:value-type="float" office:value="2016" calcext:value-type="float" table:number-columns-spanned="1" table:number-rows-spanned="2">
            <text:p>2016</text:p>
          </table:table-cell>
          <table:table-cell table:style-name="ce577" table:formula="of:=[.F5]" office:value-type="float" office:value="2015" calcext:value-type="float" table:number-columns-spanned="1" table:number-rows-spanned="2">
            <text:p>2015</text:p>
          </table:table-cell>
          <table:table-cell table:style-name="ce606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448"/>
          <table:table-cell table:style-name="ce480" office:value-type="string" calcext:value-type="string">
            <text:p>Valeur d'acquisition</text:p>
          </table:table-cell>
          <table:table-cell table:style-name="ce566" office:value-type="string" calcext:value-type="string">
            <text:p>Amortissements</text:p>
          </table:table-cell>
          <table:table-cell table:style-name="ce575" office:value-type="string" calcext:value-type="string">
            <text:p>Valeur Nette</text:p>
          </table:table-cell>
          <table:covered-table-cell table:style-name="ce577"/>
          <table:covered-table-cell table:style-name="ce578"/>
          <table:covered-table-cell table:number-columns-repeated="2" table:style-name="ce579"/>
          <table:covered-table-cell table:style-name="ce590"/>
          <table:covered-table-cell table:style-name="ce577"/>
          <table:covered-table-cell table:style-name="ce606"/>
          <table:table-cell table:number-columns-repeated="1012"/>
        </table:table-row>
        <table:table-row table:style-name="ro14">
          <table:table-cell table:style-name="ce449"/>
          <table:table-cell table:style-name="ce457"/>
          <table:table-cell table:style-name="ce482"/>
          <table:table-cell table:style-name="ce567"/>
          <table:table-cell table:style-name="ce576" table:number-columns-repeated="3"/>
          <table:table-cell table:style-name="ce580"/>
          <table:table-cell table:style-name="ce457"/>
          <table:table-cell table:style-name="ce591"/>
          <table:table-cell table:style-name="ce576"/>
          <table:table-cell table:style-name="ce607"/>
          <table:table-cell table:style-name="ce584" table:number-columns-repeated="1012"/>
        </table:table-row>
        <table:table-row table:style-name="ro14">
          <table:table-cell table:style-name="ce449"/>
          <table:table-cell table:style-name="ce458" office:value-type="string" calcext:value-type="string">
            <text:p>ACTIF IMMOBILISE</text:p>
          </table:table-cell>
          <table:table-cell table:style-name="ce487"/>
          <table:table-cell table:style-name="ce568"/>
          <table:table-cell table:style-name="ce564" table:number-columns-repeated="3"/>
          <table:table-cell table:style-name="ce581"/>
          <table:table-cell table:style-name="ce458" office:value-type="string" calcext:value-type="string">
            <text:p>FONDS ASSOCIATIFS ET RESERVES</text:p>
          </table:table-cell>
          <table:table-cell table:style-name="ce591"/>
          <table:table-cell table:style-name="ce576"/>
          <table:table-cell table:style-name="ce607"/>
          <table:table-cell table:style-name="ce584" table:number-columns-repeated="1012"/>
        </table:table-row>
        <table:table-row table:style-name="ro14">
          <table:table-cell table:style-name="ce450" table:number-columns-spanned="2" table:number-rows-spanned="1"/>
          <table:covered-table-cell table:style-name="ce450"/>
          <table:table-cell table:style-name="ce487" table:number-columns-repeated="5"/>
          <table:table-cell table:style-name="ce582" office:value-type="string" calcext:value-type="string" table:number-columns-spanned="2" table:number-rows-spanned="1">
            <text:p>Fonds propres :</text:p>
          </table:table-cell>
          <table:covered-table-cell table:style-name="ce582"/>
          <table:table-cell table:style-name="ce591"/>
          <table:table-cell table:style-name="ce487"/>
          <table:table-cell table:style-name="ce608"/>
          <table:table-cell table:style-name="ce584" table:number-columns-repeated="1012"/>
        </table:table-row>
        <table:table-row table:style-name="ro14">
          <table:table-cell table:style-name="ce450" office:value-type="string" calcext:value-type="string" table:number-columns-spanned="2" table:number-rows-spanned="1">
            <text:p>- Immobilisations incorporelles</text:p>
          </table:table-cell>
          <table:covered-table-cell table:style-name="ce450"/>
          <table:table-cell table:style-name="ce487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487" table:formula="of:=[.C10]-[.D10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10]-[.F10]" office:value-type="float" office:value="0" calcext:value-type="float">
            <text:p>0,00</text:p>
          </table:table-cell>
          <table:table-cell table:style-name="ce450" office:value-type="string" calcext:value-type="string" table:number-columns-spanned="2" table:number-rows-spanned="1">
            <text:p>- Fonds Associatif sans droit de reprise</text:p>
          </table:table-cell>
          <table:covered-table-cell table:style-name="ce450"/>
          <table:table-cell table:style-name="ce487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608" table:formula="of:=[.J10]-[.K10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0" office:value-type="string" calcext:value-type="string">
            <text:p>- Immobilisations corporelles (mobiliers et matériels)</text:p>
          </table:table-cell>
          <table:table-cell table:style-name="ce459"/>
          <table:table-cell table:style-name="ce487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487" table:formula="of:=[.C11]-[.D11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11]-[.F11]" office:value-type="float" office:value="0" calcext:value-type="float">
            <text:p>0,00</text:p>
          </table:table-cell>
          <table:table-cell table:style-name="ce454" office:value-type="string" calcext:value-type="string">
            <text:p>dont sub d'invest à des biens renouvelables par l'asso.</text:p>
          </table:table-cell>
          <table:table-cell table:style-name="ce459"/>
          <table:table-cell table:style-name="ce563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563" office:value-type="float" office:value="0" calcext:value-type="float">
            <text:p>0,00</text:p>
          </table:table-cell>
          <table:table-cell table:style-name="ce609" table:formula="of:=[.J11]-[.K11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0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450"/>
          <table:table-cell table:style-name="ce487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487" table:formula="of:=[.C12]-[.D12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12]-[.F12]" office:value-type="float" office:value="0" calcext:value-type="float">
            <text:p>0,00</text:p>
          </table:table-cell>
          <table:table-cell table:style-name="ce450" office:value-type="string" calcext:value-type="string">
            <text:p>- Réserves</text:p>
          </table:table-cell>
          <table:table-cell table:style-name="ce459"/>
          <table:table-cell table:style-name="ce487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608" table:formula="of:=[.J12]-[.K12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0"/>
          <table:table-cell table:style-name="ce459"/>
          <table:table-cell table:style-name="ce487"/>
          <table:table-cell table:style-name="ce569"/>
          <table:table-cell table:style-name="ce487" table:number-columns-repeated="3"/>
          <table:table-cell table:style-name="ce450" office:value-type="string" calcext:value-type="string">
            <text:p>- Report à nouveau</text:p>
          </table:table-cell>
          <table:table-cell table:style-name="ce459"/>
          <table:table-cell table:style-name="ce487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608" table:formula="of:=[.J13]-[.K13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0"/>
          <table:table-cell table:style-name="ce459"/>
          <table:table-cell table:style-name="ce487"/>
          <table:table-cell table:style-name="ce569"/>
          <table:table-cell table:style-name="ce487" table:number-columns-repeated="3"/>
          <table:table-cell table:style-name="ce450" office:value-type="string" calcext:value-type="string">
            <text:p>- Résultat de l'exercice</text:p>
          </table:table-cell>
          <table:table-cell table:style-name="ce459"/>
          <table:table-cell table:style-name="ce487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608" table:formula="of:=[.J14]-[.K14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1">
          <table:table-cell table:style-name="ce450"/>
          <table:table-cell table:style-name="ce459"/>
          <table:table-cell table:style-name="ce487"/>
          <table:table-cell table:style-name="ce569"/>
          <table:table-cell table:style-name="ce487" table:number-columns-repeated="3"/>
          <table:table-cell table:style-name="ce583" office:value-type="string" calcext:value-type="string" table:number-columns-spanned="2" table:number-rows-spanned="1">
            <text:p>Autres fonds associatifs :</text:p>
          </table:table-cell>
          <table:covered-table-cell table:style-name="ce583"/>
          <table:table-cell table:style-name="ce487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608" table:formula="of:=[.J15]-[.K15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1">
          <table:table-cell table:style-name="ce450"/>
          <table:table-cell table:style-name="ce459"/>
          <table:table-cell table:style-name="ce487"/>
          <table:table-cell table:style-name="ce569"/>
          <table:table-cell table:style-name="ce487" table:number-columns-repeated="3"/>
          <table:table-cell table:style-name="ce454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454"/>
          <table:table-cell table:style-name="ce563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563" office:value-type="float" office:value="0" calcext:value-type="float">
            <text:p>0,00</text:p>
          </table:table-cell>
          <table:table-cell table:style-name="ce609" table:formula="of:=[.J16]-[.K16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49"/>
          <table:table-cell table:style-name="ce461"/>
          <table:table-cell table:style-name="ce487"/>
          <table:table-cell table:style-name="ce569"/>
          <table:table-cell table:style-name="ce487" table:number-columns-repeated="3"/>
          <table:table-cell table:style-name="ce568" table:number-columns-repeated="2"/>
          <table:table-cell table:style-name="ce592"/>
          <table:table-cell table:style-name="ce599"/>
          <table:table-cell table:style-name="ce610"/>
          <table:table-cell table:style-name="ce584" table:number-columns-repeated="1012"/>
        </table:table-row>
        <table:table-row table:style-name="ro14">
          <table:table-cell table:style-name="ce451" office:value-type="string" calcext:value-type="string" table:number-columns-spanned="2" table:number-rows-spanned="1">
            <text:p>TOTAL I</text:p>
          </table:table-cell>
          <table:covered-table-cell table:style-name="ce451"/>
          <table:table-cell table:style-name="ce524" table:formula="of:=SUM([.C10:.C12])" office:value-type="float" office:value="0" calcext:value-type="float">
            <text:p>0,00</text:p>
          </table:table-cell>
          <table:table-cell table:style-name="ce524" table:formula="of:=SUM([.D10:.D12])" office:value-type="float" office:value="0" calcext:value-type="float">
            <text:p>0,00</text:p>
          </table:table-cell>
          <table:table-cell table:style-name="ce524" table:formula="of:=SUM([.E10:.E12])" office:value-type="float" office:value="0" calcext:value-type="float">
            <text:p>0,00</text:p>
          </table:table-cell>
          <table:table-cell table:style-name="ce524" table:formula="of:=SUM([.F10:.F12])" office:value-type="float" office:value="0" calcext:value-type="float">
            <text:p>0,00</text:p>
          </table:table-cell>
          <table:table-cell table:style-name="ce524" table:formula="of:=SUM([.G10:.G12])" office:value-type="float" office:value="0" calcext:value-type="float">
            <text:p>0,00</text:p>
          </table:table-cell>
          <table:table-cell table:style-name="ce451" office:value-type="string" calcext:value-type="string" table:number-columns-spanned="2" table:number-rows-spanned="1">
            <text:p>TOTAL I</text:p>
          </table:table-cell>
          <table:covered-table-cell table:style-name="ce451"/>
          <table:table-cell table:style-name="ce593" table:formula="of:=SUM([.J9:.J16])-[.J11]-[.J16]" office:value-type="float" office:value="0" calcext:value-type="float">
            <text:p>0,00</text:p>
          </table:table-cell>
          <table:table-cell table:style-name="ce600" table:formula="of:=SUM([.K9:.K16])-[.K11]-[.K16]" office:value-type="float" office:value="0" calcext:value-type="float">
            <text:p>0,00</text:p>
          </table:table-cell>
          <table:table-cell table:style-name="ce611" table:formula="of:=[.J18]-[.K18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2"/>
          <table:table-cell table:style-name="ce462"/>
          <table:table-cell table:style-name="ce542"/>
          <table:table-cell table:style-name="ce570"/>
          <table:table-cell table:style-name="ce542" table:number-columns-repeated="3"/>
          <table:table-cell table:style-name="ce462" table:number-columns-repeated="2"/>
          <table:table-cell table:style-name="ce594"/>
          <table:table-cell table:style-name="ce601"/>
          <table:table-cell table:style-name="ce612"/>
          <table:table-cell table:style-name="ce584" table:number-columns-repeated="1012"/>
        </table:table-row>
        <table:table-row table:style-name="ro14">
          <table:table-cell table:style-name="ce449"/>
          <table:table-cell table:style-name="ce458" office:value-type="string" calcext:value-type="string">
            <text:p>ACTIF CIRCULANT</text:p>
          </table:table-cell>
          <table:table-cell table:style-name="ce487"/>
          <table:table-cell table:style-name="ce569"/>
          <table:table-cell table:style-name="ce487" table:number-columns-repeated="3"/>
          <table:table-cell table:style-name="ce584"/>
          <table:table-cell table:style-name="ce458" office:value-type="string" calcext:value-type="string">
            <text:p>PROVISIONS POUR RISQUES ET CHARGES</text:p>
          </table:table-cell>
          <table:table-cell table:style-name="ce487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20]-[.K20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3" office:value-type="string" calcext:value-type="string">
            <text:p>- Stocks</text:p>
          </table:table-cell>
          <table:table-cell table:style-name="ce464"/>
          <table:table-cell table:style-name="ce487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487" table:formula="of:=[.C21]-[.D21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21]-[.F21]" office:value-type="float" office:value="0" calcext:value-type="float">
            <text:p>0,00</text:p>
          </table:table-cell>
          <table:table-cell table:style-name="ce461"/>
          <table:table-cell table:style-name="ce584"/>
          <table:table-cell table:style-name="ce591"/>
          <table:table-cell table:style-name="ce599"/>
          <table:table-cell table:style-name="ce607"/>
          <table:table-cell table:style-name="ce584" table:number-columns-repeated="1012"/>
        </table:table-row>
        <table:table-row table:style-name="ro14">
          <table:table-cell table:style-name="ce453" office:value-type="string" calcext:value-type="string">
            <text:p>- Avances et acomptes versés sur commande</text:p>
          </table:table-cell>
          <table:table-cell table:style-name="ce464"/>
          <table:table-cell table:style-name="ce487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487" table:number-columns-repeated="4"/>
          <table:table-cell table:style-name="ce451" office:value-type="string" calcext:value-type="string" table:number-columns-spanned="2" table:number-rows-spanned="1">
            <text:p>TOTAL II</text:p>
          </table:table-cell>
          <table:covered-table-cell table:style-name="ce451"/>
          <table:table-cell table:style-name="ce593" table:formula="of:=[.J20]" office:value-type="float" office:value="0" calcext:value-type="float">
            <text:p>0,00</text:p>
          </table:table-cell>
          <table:table-cell table:style-name="ce600" table:formula="of:=[.K20]" office:value-type="float" office:value="0" calcext:value-type="float">
            <text:p>0,00</text:p>
          </table:table-cell>
          <table:table-cell table:style-name="ce611" table:formula="of:=[.J22]-[.K22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0" office:value-type="string" calcext:value-type="string">
            <text:p>- Créances clients</text:p>
          </table:table-cell>
          <table:table-cell table:style-name="ce459"/>
          <table:table-cell table:style-name="ce487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487" table:formula="of:=[.C23]-[.D23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23]-[.F23]" office:value-type="float" office:value="0" calcext:value-type="float">
            <text:p>0,00</text:p>
          </table:table-cell>
          <table:table-cell table:style-name="ce462" table:number-columns-repeated="2"/>
          <table:table-cell table:style-name="ce594"/>
          <table:table-cell table:style-name="ce601"/>
          <table:table-cell table:style-name="ce612"/>
          <table:table-cell table:style-name="ce584" table:number-columns-repeated="1012"/>
        </table:table-row>
        <table:table-row table:style-name="ro14">
          <table:table-cell table:style-name="ce450" office:value-type="string" calcext:value-type="string" table:number-columns-spanned="2" table:number-rows-spanned="1">
            <text:p>- Autres créances</text:p>
          </table:table-cell>
          <table:covered-table-cell table:style-name="ce450"/>
          <table:table-cell table:style-name="ce487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487" table:formula="of:=[.C24]-[.D24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24]-[.F24]" office:value-type="float" office:value="0" calcext:value-type="float">
            <text:p>0,00</text:p>
          </table:table-cell>
          <table:table-cell table:style-name="ce462"/>
          <table:table-cell table:style-name="ce458" office:value-type="string" calcext:value-type="string">
            <text:p>FONDS DEDIES</text:p>
          </table:table-cell>
          <table:table-cell table:style-name="ce594"/>
          <table:table-cell table:style-name="ce601"/>
          <table:table-cell table:style-name="ce612"/>
          <table:table-cell table:style-name="ce584" table:number-columns-repeated="1012"/>
        </table:table-row>
        <table:table-row table:style-name="ro11">
          <table:table-cell table:style-name="ce454" office:value-type="string" calcext:value-type="string">
            <text:p>dont subventions à recevoir</text:p>
          </table:table-cell>
          <table:table-cell table:style-name="ce459"/>
          <table:table-cell table:style-name="ce563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563"/>
          <table:table-cell table:style-name="ce563" table:formula="of:=[.C25]-[.D25]" office:value-type="float" office:value="0" calcext:value-type="float">
            <text:p>0,00</text:p>
          </table:table-cell>
          <table:table-cell table:style-name="ce563" office:value-type="float" office:value="0" calcext:value-type="float">
            <text:p>0,00</text:p>
          </table:table-cell>
          <table:table-cell table:style-name="ce563" table:formula="of:=[.E25]-[.F25]" office:value-type="float" office:value="0" calcext:value-type="float">
            <text:p>0,00</text:p>
          </table:table-cell>
          <table:table-cell table:style-name="ce450" office:value-type="string" calcext:value-type="string">
            <text:p>- sur subventions de fonctionnement</text:p>
          </table:table-cell>
          <table:table-cell table:style-name="ce462"/>
          <table:table-cell table:style-name="ce487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25]-[.K25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0" office:value-type="string" calcext:value-type="string">
            <text:p>- Valeurs mobilières de placement</text:p>
          </table:table-cell>
          <table:table-cell table:style-name="ce459"/>
          <table:table-cell table:style-name="ce487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487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487" table:formula="of:=[.C26]-[.D26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26]-[.F26]" office:value-type="float" office:value="0" calcext:value-type="float">
            <text:p>0,00</text:p>
          </table:table-cell>
          <table:table-cell table:style-name="ce450" office:value-type="string" calcext:value-type="string">
            <text:p>- sur autres ressources</text:p>
          </table:table-cell>
          <table:table-cell table:style-name="ce584"/>
          <table:table-cell table:style-name="ce487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13" table:formula="of:=[.J26]-[.K26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3" office:value-type="string" calcext:value-type="string" table:number-columns-spanned="2" table:number-rows-spanned="1">
            <text:p>- Disponibilés (autres que caisse)</text:p>
          </table:table-cell>
          <table:covered-table-cell table:style-name="ce453"/>
          <table:table-cell table:style-name="ce487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487"/>
          <table:table-cell table:style-name="ce487" table:formula="of:=[.C27]-[.D27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27]-[.F27]" office:value-type="float" office:value="0" calcext:value-type="float">
            <text:p>0,00</text:p>
          </table:table-cell>
          <table:table-cell table:style-name="ce459"/>
          <table:table-cell table:style-name="ce584"/>
          <table:table-cell table:style-name="ce595"/>
          <table:table-cell table:style-name="ce603"/>
          <table:table-cell table:style-name="ce613"/>
          <table:table-cell table:style-name="ce584" table:number-columns-repeated="1012"/>
        </table:table-row>
        <table:table-row table:style-name="ro14">
          <table:table-cell table:style-name="ce453" office:value-type="string" calcext:value-type="string">
            <text:p>- Caisse</text:p>
          </table:table-cell>
          <table:table-cell table:style-name="ce466"/>
          <table:table-cell table:style-name="ce487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487"/>
          <table:table-cell table:style-name="ce487" table:formula="of:=[.C28]-[.D28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28]-[.F28]" office:value-type="float" office:value="0" calcext:value-type="float">
            <text:p>0,00</text:p>
          </table:table-cell>
          <table:table-cell table:style-name="ce584"/>
          <table:table-cell table:style-name="ce458" office:value-type="string" calcext:value-type="string">
            <text:p>DETTES</text:p>
          </table:table-cell>
          <table:table-cell table:style-name="ce595"/>
          <table:table-cell table:style-name="ce603"/>
          <table:table-cell table:style-name="ce613"/>
          <table:table-cell table:style-name="ce584" table:number-columns-repeated="1012"/>
        </table:table-row>
        <table:table-row table:style-name="ro14">
          <table:table-cell table:style-name="ce453"/>
          <table:table-cell table:style-name="ce466"/>
          <table:table-cell table:style-name="ce487" table:number-columns-repeated="5"/>
          <table:table-cell table:style-name="ce450" office:value-type="string" calcext:value-type="string">
            <text:p>- Emprunts et dettes assimilées plus d'un an</text:p>
          </table:table-cell>
          <table:table-cell table:style-name="ce459"/>
          <table:table-cell table:style-name="ce487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13" table:formula="of:=[.J29]-[.K29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1" office:value-type="string" calcext:value-type="string" table:number-columns-spanned="2" table:number-rows-spanned="1">
            <text:p>TOTAL II</text:p>
          </table:table-cell>
          <table:covered-table-cell table:style-name="ce451"/>
          <table:table-cell table:style-name="ce524" table:formula="of:=SUM([.C21:.C28])-[.C25]" office:value-type="float" office:value="0" calcext:value-type="float">
            <text:p>0,00</text:p>
          </table:table-cell>
          <table:table-cell table:style-name="ce524" table:formula="of:=SUM([.D21:.D28])-[.D25]" office:value-type="float" office:value="0" calcext:value-type="float">
            <text:p>0,00</text:p>
          </table:table-cell>
          <table:table-cell table:style-name="ce524" table:formula="of:=SUM([.E21:.E28])-[.E25]" office:value-type="float" office:value="0" calcext:value-type="float">
            <text:p>0,00</text:p>
          </table:table-cell>
          <table:table-cell table:style-name="ce524" table:formula="of:=SUM([.F21:.F28])-[.F25]" office:value-type="float" office:value="0" calcext:value-type="float">
            <text:p>0,00</text:p>
          </table:table-cell>
          <table:table-cell table:style-name="ce524" table:formula="of:=SUM([.G21:.G28])-[.G25]" office:value-type="float" office:value="0" calcext:value-type="float">
            <text:p>0,00</text:p>
          </table:table-cell>
          <table:table-cell table:style-name="ce585" office:value-type="string" calcext:value-type="string">
            <text:p>- Emprunts et dettes financières à moins d'un an</text:p>
          </table:table-cell>
          <table:table-cell table:style-name="ce584"/>
          <table:table-cell table:style-name="ce487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13" table:formula="of:=[.J30]-[.K30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5"/>
          <table:table-cell table:style-name="ce473"/>
          <table:table-cell table:style-name="ce564"/>
          <table:table-cell table:style-name="ce568"/>
          <table:table-cell table:style-name="ce564" table:number-columns-repeated="3"/>
          <table:table-cell table:style-name="ce450" office:value-type="string" calcext:value-type="string">
            <text:p>- Avances et acomptes reçus sur commandes en cours</text:p>
          </table:table-cell>
          <table:table-cell table:style-name="ce459"/>
          <table:table-cell table:style-name="ce487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13" table:formula="of:=[.J31]-[.K31]" office:value-type="float" office:value="0" calcext:value-type="float">
            <text:p>0,00</text:p>
          </table:table-cell>
          <table:table-cell table:style-name="ce584"/>
          <table:table-cell table:style-name="ce615"/>
          <table:table-cell table:style-name="ce584" table:number-columns-repeated="1010"/>
        </table:table-row>
        <table:table-row table:style-name="ro14">
          <table:table-cell table:style-name="ce455"/>
          <table:table-cell table:style-name="ce473"/>
          <table:table-cell table:style-name="ce564"/>
          <table:table-cell table:style-name="ce568"/>
          <table:table-cell table:style-name="ce564" table:number-columns-repeated="3"/>
          <table:table-cell table:style-name="ce450" office:value-type="string" calcext:value-type="string">
            <text:p>- Fournisseurs et comptes rattachés</text:p>
          </table:table-cell>
          <table:table-cell table:style-name="ce459"/>
          <table:table-cell table:style-name="ce487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13" table:formula="of:=[.J32]-[.K32]" office:value-type="float" office:value="0" calcext:value-type="float">
            <text:p>0,00</text:p>
          </table:table-cell>
          <table:table-cell table:style-name="ce584"/>
          <table:table-cell table:style-name="ce615"/>
          <table:table-cell table:style-name="ce584" table:number-columns-repeated="1010"/>
        </table:table-row>
        <table:table-row table:style-name="ro14">
          <table:table-cell table:style-name="ce455"/>
          <table:table-cell table:style-name="ce473"/>
          <table:table-cell table:style-name="ce564"/>
          <table:table-cell table:style-name="ce568"/>
          <table:table-cell table:style-name="ce564" table:number-columns-repeated="3"/>
          <table:table-cell table:style-name="ce450" office:value-type="string" calcext:value-type="string">
            <text:p>- Autres</text:p>
          </table:table-cell>
          <table:table-cell table:style-name="ce459"/>
          <table:table-cell table:style-name="ce487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13" table:formula="of:=[.J33]-[.K33]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4">
          <table:table-cell table:style-name="ce455"/>
          <table:table-cell table:style-name="ce473"/>
          <table:table-cell table:style-name="ce564"/>
          <table:table-cell table:style-name="ce568"/>
          <table:table-cell table:style-name="ce564" table:number-columns-repeated="3"/>
          <table:table-cell table:style-name="ce450"/>
          <table:table-cell table:style-name="ce459"/>
          <table:table-cell table:style-name="ce596"/>
          <table:table-cell table:style-name="ce603"/>
          <table:table-cell table:style-name="ce613"/>
          <table:table-cell table:style-name="ce584" table:number-columns-repeated="1012"/>
        </table:table-row>
        <table:table-row table:style-name="ro14">
          <table:table-cell table:style-name="ce455"/>
          <table:table-cell table:style-name="ce473"/>
          <table:table-cell table:style-name="ce564"/>
          <table:table-cell table:style-name="ce568"/>
          <table:table-cell table:style-name="ce564" table:number-columns-repeated="3"/>
          <table:table-cell table:style-name="ce451" office:value-type="string" calcext:value-type="string" table:number-columns-spanned="2" table:number-rows-spanned="1">
            <text:p>TOTAL III</text:p>
          </table:table-cell>
          <table:covered-table-cell table:style-name="ce451"/>
          <table:table-cell table:style-name="ce593" table:formula="of:=SUM([.J29:.J34])+SUM([.J25:.J26])" office:value-type="float" office:value="0" calcext:value-type="float">
            <text:p>0,00</text:p>
          </table:table-cell>
          <table:table-cell table:style-name="ce600" table:formula="of:=SUM([.K29:.K34])+SUM([.K25:.K26])" office:value-type="float" office:value="0" calcext:value-type="float">
            <text:p>0,00</text:p>
          </table:table-cell>
          <table:table-cell table:style-name="ce611" table:formula="of:=SUM([.L29:.L34])+SUM([.L25:.L26])" office:value-type="float" office:value="0" calcext:value-type="float">
            <text:p>0,00</text:p>
          </table:table-cell>
          <table:table-cell table:style-name="ce584" table:number-columns-repeated="1012"/>
        </table:table-row>
        <table:table-row table:style-name="ro11">
          <table:table-cell table:style-name="ce449"/>
          <table:table-cell table:style-name="ce474"/>
          <table:table-cell table:style-name="ce487"/>
          <table:table-cell table:style-name="ce569"/>
          <table:table-cell table:style-name="ce487" table:number-columns-repeated="3"/>
          <table:table-cell table:style-name="ce462" table:number-columns-repeated="2"/>
          <table:table-cell table:style-name="ce594"/>
          <table:table-cell table:style-name="ce601"/>
          <table:table-cell table:style-name="ce612"/>
          <table:table-cell table:style-name="ce584" table:number-columns-repeated="1012"/>
        </table:table-row>
        <table:table-row table:style-name="ro11">
          <table:table-cell table:style-name="ce449"/>
          <table:table-cell table:style-name="ce458" office:value-type="string" calcext:value-type="string">
            <text:p>COMPTES DE REGULARISATION ACTIF</text:p>
          </table:table-cell>
          <table:table-cell table:style-name="ce563"/>
          <table:table-cell table:style-name="ce571"/>
          <table:table-cell table:style-name="ce487" table:number-columns-repeated="3"/>
          <table:table-cell table:style-name="ce584"/>
          <table:table-cell table:style-name="ce458" office:value-type="string" calcext:value-type="string">
            <text:p>COMPTES DE REGULARISATION PASSIF</text:p>
          </table:table-cell>
          <table:table-cell table:style-name="ce449"/>
          <table:table-cell table:style-name="ce599"/>
          <table:table-cell table:style-name="ce610"/>
          <table:table-cell table:style-name="ce584" table:number-columns-repeated="1012"/>
        </table:table-row>
        <table:table-row table:style-name="ro2">
          <table:table-cell table:style-name="ce450" office:value-type="string" calcext:value-type="string" table:number-columns-spanned="2" table:number-rows-spanned="1">
            <text:p>- Charges constatées d'avances</text:p>
          </table:table-cell>
          <table:covered-table-cell table:style-name="ce450"/>
          <table:table-cell table:style-name="ce487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487"/>
          <table:table-cell table:style-name="ce487" table:formula="of:=[.C38]" office:value-type="float" office:value="0" calcext:value-type="float">
            <text:p>0,00</text:p>
          </table:table-cell>
          <table:table-cell table:style-name="ce487" office:value-type="float" office:value="0" calcext:value-type="float">
            <text:p>0,00</text:p>
          </table:table-cell>
          <table:table-cell table:style-name="ce487" table:formula="of:=[.E38]-[.F38]" office:value-type="float" office:value="0" calcext:value-type="float">
            <text:p>0,00</text:p>
          </table:table-cell>
          <table:table-cell table:style-name="ce450" office:value-type="string" calcext:value-type="string" table:number-columns-spanned="2" table:number-rows-spanned="1">
            <text:p>- Produits constates d'avance</text:p>
          </table:table-cell>
          <table:covered-table-cell table:style-name="ce450"/>
          <table:table-cell table:style-name="ce487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604" office:value-type="float" office:value="0" calcext:value-type="float">
            <text:p>0,00</text:p>
          </table:table-cell>
          <table:table-cell table:style-name="ce607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450"/>
          <table:table-cell table:style-name="ce459"/>
          <table:table-cell table:style-name="ce487"/>
          <table:table-cell table:style-name="ce569"/>
          <table:table-cell table:style-name="ce487" table:number-columns-repeated="3"/>
          <table:table-cell table:style-name="ce450"/>
          <table:table-cell table:style-name="ce459"/>
          <table:table-cell table:style-name="ce597"/>
          <table:table-cell table:style-name="ce604"/>
          <table:table-cell table:style-name="ce607"/>
          <table:table-cell table:number-columns-repeated="1012"/>
        </table:table-row>
        <table:table-row table:style-name="ro2">
          <table:table-cell table:style-name="ce451" office:value-type="string" calcext:value-type="string" table:number-columns-spanned="2" table:number-rows-spanned="1">
            <text:p>TOTAL III</text:p>
          </table:table-cell>
          <table:covered-table-cell table:style-name="ce451"/>
          <table:table-cell table:style-name="ce524" table:formula="of:=SUM([.C38:.C38])" office:value-type="float" office:value="0" calcext:value-type="float">
            <text:p>0,00</text:p>
          </table:table-cell>
          <table:table-cell table:style-name="ce572" table:formula="of:=[.D38]" office:value-type="float" office:value="0" calcext:value-type="float">
            <text:p>0,00</text:p>
          </table:table-cell>
          <table:table-cell table:style-name="ce524" table:formula="of:=SUM([.E38:.E38])" office:value-type="float" office:value="0" calcext:value-type="float">
            <text:p>0,00</text:p>
          </table:table-cell>
          <table:table-cell table:style-name="ce524" table:formula="of:=SUM([.F38:.F38])" office:value-type="float" office:value="0" calcext:value-type="float">
            <text:p>0,00</text:p>
          </table:table-cell>
          <table:table-cell table:style-name="ce524" table:formula="of:=SUM([.G38:.G38])" office:value-type="float" office:value="0" calcext:value-type="float">
            <text:p>0,00</text:p>
          </table:table-cell>
          <table:table-cell table:style-name="ce451" office:value-type="string" calcext:value-type="string" table:number-columns-spanned="2" table:number-rows-spanned="1">
            <text:p>TOTAL IV</text:p>
          </table:table-cell>
          <table:covered-table-cell table:style-name="ce451"/>
          <table:table-cell table:style-name="ce593" table:formula="of:=[.J38]" office:value-type="float" office:value="0" calcext:value-type="float">
            <text:p>0,00</text:p>
          </table:table-cell>
          <table:table-cell table:style-name="ce600" table:formula="of:=[.K38]" office:value-type="float" office:value="0" calcext:value-type="float">
            <text:p>0,00</text:p>
          </table:table-cell>
          <table:table-cell table:style-name="ce611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456" office:value-type="string" calcext:value-type="string" table:number-columns-spanned="2" table:number-rows-spanned="1">
            <text:p>TOTAL ACTIF</text:p>
          </table:table-cell>
          <table:covered-table-cell table:style-name="ce456"/>
          <table:table-cell table:style-name="ce565" table:formula="of:=SUM([.C18];[.C30];[.C40])" office:value-type="float" office:value="0" calcext:value-type="float">
            <text:p>0,00</text:p>
          </table:table-cell>
          <table:table-cell table:style-name="ce573" table:formula="of:=[.D18]+[.D30]+[.D40]" office:value-type="float" office:value="0" calcext:value-type="float">
            <text:p>0,00</text:p>
          </table:table-cell>
          <table:table-cell table:style-name="ce565" table:formula="of:=[.E18]+[.E30]+[.E40]" office:value-type="float" office:value="0" calcext:value-type="float">
            <text:p>0,00</text:p>
          </table:table-cell>
          <table:table-cell table:style-name="ce565" table:formula="of:=+[.F18]+[.F30]+[.F40]" office:value-type="float" office:value="0" calcext:value-type="float">
            <text:p>0,00</text:p>
          </table:table-cell>
          <table:table-cell table:style-name="ce565" table:formula="of:=[.E41]-[.F41]" office:value-type="float" office:value="0" calcext:value-type="float">
            <text:p>0,00</text:p>
          </table:table-cell>
          <table:table-cell table:style-name="ce456" office:value-type="string" calcext:value-type="string" table:number-columns-spanned="2" table:number-rows-spanned="1">
            <text:p>TOTAL PASSIF</text:p>
          </table:table-cell>
          <table:covered-table-cell table:style-name="ce456"/>
          <table:table-cell table:style-name="ce598" table:formula="of:=[.J18]+[.J22]+[.J35]+[.J40]" office:value-type="float" office:value="0" calcext:value-type="float">
            <text:p>0,00</text:p>
          </table:table-cell>
          <table:table-cell table:style-name="ce605" table:formula="of:=[.K18]+[.K22]+[.K35]+[.K40]" office:value-type="float" office:value="0" calcext:value-type="float">
            <text:p>0,00</text:p>
          </table:table-cell>
          <table:table-cell table:style-name="ce614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574"/>
          <table:table-cell table:number-columns-repeated="4"/>
          <table:table-cell table:style-name="ce574"/>
          <table:table-cell table:number-columns-repeated="1014"/>
        </table:table-row>
        <table:table-row table:style-name="ro2">
          <table:table-cell table:number-columns-repeated="3"/>
          <table:table-cell table:style-name="ce574" table:number-columns-repeated="2"/>
          <table:table-cell table:number-columns-repeated="5"/>
          <table:table-cell table:style-name="ce574"/>
          <table:table-cell table:number-columns-repeated="1013"/>
        </table:table-row>
        <table:table-row table:style-name="ro2">
          <table:table-cell table:number-columns-repeated="4"/>
          <table:table-cell table:style-name="ce574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586" office:value-type="string" calcext:value-type="string">
            <text:p>Vérification</text:p>
          </table:table-cell>
          <table:table-cell table:style-name="ce588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87" office:value-type="string" calcext:value-type="string">
            <text:p>Ecart bilan</text:p>
          </table:table-cell>
          <table:table-cell table:style-name="ce589" table:formula="of:=[.E41]-[.J41]" office:value-type="float" office:value="0" calcext:value-type="float">
            <text:p>0,00</text:p>
          </table:table-cell>
          <table:table-cell table:style-name="ce574"/>
          <table:table-cell table:number-columns-repeated="1014"/>
        </table:table-row>
        <table:table-row table:style-name="ro2">
          <table:table-cell table:number-columns-repeated="7"/>
          <table:table-cell table:style-name="ce587" office:value-type="string" calcext:value-type="string">
            <text:p>Résultat compte de résultat</text:p>
          </table:table-cell>
          <table:table-cell table:style-name="ce589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98"/>
        <table:table-column table:style-name="co61" table:default-cell-style-name="ce198"/>
        <table:table-column table:style-name="co62" table:default-cell-style-name="ce198"/>
        <table:table-column table:style-name="co63" table:default-cell-style-name="ce198"/>
        <table:table-column table:style-name="co49" table:default-cell-style-name="ce198"/>
        <table:table-column table:style-name="co7" table:number-columns-repeated="4" table:default-cell-style-name="ce198"/>
        <table:table-column table:style-name="co64" table:default-cell-style-name="ce198"/>
        <table:table-column table:style-name="co7" table:number-columns-repeated="247" table:default-cell-style-name="ce198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616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2">
          <table:table-cell table:style-name="ce617" office:value-type="string" calcext:value-type="string" table:number-columns-spanned="2" table:number-rows-spanned="2">
            <text:p>PRODUITS D'EXPLOITATION</text:p>
          </table:table-cell>
          <table:covered-table-cell table:style-name="ce617"/>
          <table:table-cell table:style-name="ce579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682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700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60"/>
          <table:table-cell table:style-name="ce562"/>
          <table:table-cell table:number-columns-repeated="1016"/>
        </table:table-row>
        <table:table-row table:style-name="ro20">
          <table:covered-table-cell table:number-columns-repeated="2" table:style-name="ce617"/>
          <table:covered-table-cell table:style-name="Default"/>
          <table:covered-table-cell table:style-name="ce682"/>
          <table:covered-table-cell table:style-name="ce700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60"/>
          <table:table-cell table:style-name="ce488"/>
          <table:table-cell table:style-name="ce467"/>
          <table:table-cell table:style-name="ce525"/>
          <table:table-cell table:style-name="ce543"/>
          <table:table-cell/>
          <table:table-cell table:style-name="ce561"/>
          <table:table-cell table:number-columns-repeated="1017"/>
        </table:table-row>
        <table:table-row table:style-name="ro2">
          <table:table-cell table:style-name="ce460"/>
          <table:table-cell table:style-name="ce489"/>
          <table:table-cell table:style-name="ce460"/>
          <table:table-cell table:style-name="ce525" table:number-columns-repeated="2"/>
          <table:table-cell table:number-columns-repeated="1019"/>
        </table:table-row>
        <table:table-row table:style-name="ro2">
          <table:table-cell table:style-name="ce619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619"/>
          <table:table-cell table:style-name="ce508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table:number-columns-spanned="2" table:number-rows-spanned="1"/>
          <table:covered-table-cell table:style-name="ce620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619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619"/>
          <table:table-cell table:style-name="ce508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366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619" office:value-type="string" calcext:value-type="string" table:number-columns-spanned="2" table:number-rows-spanned="1">
            <text:p>Subventions d'exploitation (74)</text:p>
          </table:table-cell>
          <table:covered-table-cell table:style-name="ce619"/>
          <table:table-cell table:style-name="ce508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366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Autres produits de gestion courante (75)</text:p>
          </table:table-cell>
          <table:covered-table-cell table:style-name="ce622"/>
          <table:table-cell table:style-name="ce508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08" table:formula="of:=SUM([.D16:.D19])" office:value-type="float" office:value="0" calcext:value-type="float">
            <text:p>0,00</text:p>
          </table:table-cell>
          <table:table-cell table:style-name="ce529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0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5" office:value-type="string" calcext:value-type="string">
            <text:p>- Cotisation</text:p>
          </table:table-cell>
          <table:table-cell table:style-name="ce491"/>
          <table:table-cell table:style-name="ce508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5" office:value-type="string" calcext:value-type="string">
            <text:p>- Produits divers de gestion courante (dons…)</text:p>
          </table:table-cell>
          <table:table-cell table:style-name="ce491"/>
          <table:table-cell table:style-name="ce508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622"/>
          <table:table-cell table:style-name="ce508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Transfert de charges (791)</text:p>
          </table:table-cell>
          <table:covered-table-cell table:style-name="ce622"/>
          <table:table-cell table:style-name="ce508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366"/>
          <table:table-cell table:style-name="ce510"/>
          <table:table-cell table:style-name="ce526"/>
          <table:table-cell table:style-name="ce544"/>
          <table:table-cell table:number-columns-repeated="1019"/>
        </table:table-row>
        <table:table-row table:style-name="ro2">
          <table:table-cell table:style-name="ce624" office:value-type="string" calcext:value-type="string" table:number-columns-spanned="2" table:number-rows-spanned="1">
            <text:p>TOTAL I</text:p>
          </table:table-cell>
          <table:covered-table-cell table:style-name="ce624"/>
          <table:table-cell table:style-name="ce511" table:formula="of:=SUM([.C8:.C14];[.C19:.C21])" office:value-type="float" office:value="0" calcext:value-type="float">
            <text:p>0,00</text:p>
          </table:table-cell>
          <table:table-cell table:style-name="ce511" table:formula="of:=SUM([.D8:.D14];[.D19:.D21])" office:value-type="float" office:value="0" calcext:value-type="float">
            <text:p>0,00</text:p>
          </table:table-cell>
          <table:table-cell table:style-name="ce532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617" office:value-type="string" calcext:value-type="string" table:number-columns-spanned="2" table:number-rows-spanned="2">
            <text:p>CHARGES D'EXPLOITATION</text:p>
          </table:table-cell>
          <table:covered-table-cell table:style-name="ce617"/>
          <table:table-cell table:style-name="ce579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447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606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1">
          <table:covered-table-cell table:number-columns-repeated="2" table:style-name="ce617"/>
          <table:covered-table-cell table:style-name="ce579"/>
          <table:covered-table-cell table:style-name="ce447"/>
          <table:covered-table-cell table:style-name="ce606"/>
          <table:table-cell table:number-columns-repeated="1019"/>
        </table:table-row>
        <table:table-row table:style-name="ro2">
          <table:table-cell table:style-name="ce467"/>
          <table:table-cell table:style-name="ce493"/>
          <table:table-cell table:style-name="ce467"/>
          <table:table-cell table:style-name="ce527"/>
          <table:table-cell table:style-name="ce545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622"/>
          <table:table-cell table:style-name="ce512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2"/>
          <table:table-cell table:style-name="ce494"/>
          <table:table-cell table:style-name="ce513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Services extérieurs</text:p>
          </table:table-cell>
          <table:covered-table-cell table:style-name="ce622"/>
          <table:table-cell table:style-name="ce512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5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Sous-traitance</text:p>
          </table:table-cell>
          <table:covered-table-cell table:style-name="ce620"/>
          <table:table-cell table:style-name="ce512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Locations et charges</text:p>
          </table:table-cell>
          <table:covered-table-cell table:style-name="ce620"/>
          <table:table-cell table:style-name="ce512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Entretien, réparations et maintenance</text:p>
          </table:table-cell>
          <table:covered-table-cell table:style-name="ce620"/>
          <table:table-cell table:style-name="ce512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Primes d'assurances</text:p>
          </table:table-cell>
          <table:covered-table-cell table:style-name="ce620"/>
          <table:table-cell table:style-name="ce512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620"/>
          <table:table-cell table:style-name="ce512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366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Autres services extérieurs</text:p>
          </table:table-cell>
          <table:covered-table-cell table:style-name="ce622"/>
          <table:table-cell table:style-name="ce512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620"/>
          <table:table-cell table:style-name="ce512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Publicité, relations publiques </text:p>
          </table:table-cell>
          <table:covered-table-cell table:style-name="ce620"/>
          <table:table-cell table:style-name="ce512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Déplacements, missions et réceptions </text:p>
          </table:table-cell>
          <table:covered-table-cell table:style-name="ce620"/>
          <table:table-cell table:style-name="ce512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620"/>
          <table:table-cell table:style-name="ce512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Services bancaires et assimilés</text:p>
          </table:table-cell>
          <table:covered-table-cell table:style-name="ce620"/>
          <table:table-cell table:style-name="ce512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Cotisations diverses </text:p>
          </table:table-cell>
          <table:covered-table-cell table:style-name="ce620"/>
          <table:table-cell table:style-name="ce512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366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Impôts et taxes</text:p>
          </table:table-cell>
          <table:covered-table-cell table:style-name="ce622"/>
          <table:table-cell table:style-name="ce512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Charges de personnel</text:p>
          </table:table-cell>
          <table:covered-table-cell table:style-name="ce622"/>
          <table:table-cell table:style-name="ce512" table:formula="of:=SUM([.C50];[.C51])" office:value-type="float" office:value="0" calcext:value-type="float">
            <text:p>0,00</text:p>
          </table:table-cell>
          <table:table-cell table:style-name="ce528" table:formula="of:=SUM([.D50];[.D51])" office:value-type="float" office:value="0" calcext:value-type="float">
            <text:p>0,00</text:p>
          </table:table-cell>
          <table:table-cell table:style-name="ce546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90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Rémunération du personnel</text:p>
          </table:table-cell>
          <table:covered-table-cell table:style-name="ce620"/>
          <table:table-cell table:style-name="ce512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620"/>
          <table:table-cell table:style-name="ce512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8"/>
          <table:table-cell table:style-name="ce496"/>
          <table:table-cell table:style-name="ce514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9" office:value-type="string" calcext:value-type="string">
            <text:p>Autres charges courantes</text:p>
          </table:table-cell>
          <table:table-cell table:style-name="ce496"/>
          <table:table-cell table:style-name="ce512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6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0"/>
          <table:table-cell table:style-name="ce497"/>
          <table:table-cell table:style-name="ce463"/>
          <table:table-cell table:style-name="ce528"/>
          <table:table-cell table:style-name="ce548"/>
          <table:table-cell table:number-columns-repeated="1019"/>
        </table:table-row>
        <table:table-row table:style-name="ro2">
          <table:table-cell table:style-name="ce622" office:value-type="string" calcext:value-type="string" table:number-columns-spanned="2" table:number-rows-spanned="1">
            <text:p>Dotations aux amortissements et provisions</text:p>
          </table:table-cell>
          <table:covered-table-cell table:style-name="ce622"/>
          <table:table-cell table:style-name="ce512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9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1"/>
          <table:table-cell table:style-name="ce498"/>
          <table:table-cell table:style-name="ce515"/>
          <table:table-cell table:style-name="ce531"/>
          <table:table-cell table:style-name="ce550"/>
          <table:table-cell table:number-columns-repeated="1019"/>
        </table:table-row>
        <table:table-row table:style-name="ro2">
          <table:table-cell table:style-name="ce624" office:value-type="string" calcext:value-type="string" table:number-columns-spanned="2" table:number-rows-spanned="1">
            <text:p>TOTAL I</text:p>
          </table:table-cell>
          <table:covered-table-cell table:style-name="ce624"/>
          <table:table-cell table:style-name="ce516" table:formula="of:=SUM([.C55];[.C48];[.C46];[.C37];[.C29];[.C27];[.C53])" office:value-type="float" office:value="0" calcext:value-type="float">
            <text:p>0,00</text:p>
          </table:table-cell>
          <table:table-cell table:style-name="ce532" table:formula="of:=SUM([.D55];[.D48];[.D46];[.D37];[.D29];[.D27];[.D53])" office:value-type="float" office:value="0" calcext:value-type="float">
            <text:p>0,00</text:p>
          </table:table-cell>
          <table:table-cell table:style-name="ce551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2"/>
          <table:table-cell table:style-name="ce499"/>
          <table:table-cell table:style-name="ce517"/>
          <table:table-cell table:style-name="ce533"/>
          <table:table-cell table:style-name="ce552"/>
          <table:table-cell table:number-columns-repeated="1019"/>
        </table:table-row>
        <table:table-row table:style-name="ro2">
          <table:table-cell table:style-name="ce631" office:value-type="string" calcext:value-type="string" table:number-columns-spanned="2" table:number-rows-spanned="1">
            <text:p>Résultat d'exploitation</text:p>
          </table:table-cell>
          <table:covered-table-cell table:style-name="ce631"/>
          <table:table-cell table:style-name="ce518" table:formula="of:=[.C23]-[.C57]" office:value-type="float" office:value="0" calcext:value-type="float">
            <text:p>0,00</text:p>
          </table:table-cell>
          <table:table-cell table:style-name="ce534" table:formula="of:=[.D23]-[.D57]" office:value-type="float" office:value="0" calcext:value-type="float">
            <text:p>0,00</text:p>
          </table:table-cell>
          <table:table-cell table:style-name="ce553" table:formula="of:=[.C59]-[.D59]" office:value-type="float" office:value="0" calcext:value-type="float">
            <text:p>0,00</text:p>
          </table:table-cell>
          <table:table-cell table:style-name="ce574"/>
          <table:table-cell table:number-columns-repeated="1018"/>
        </table:table-row>
        <table:table-row table:style-name="ro2">
          <table:table-cell table:style-name="ce460"/>
          <table:table-cell table:style-name="ce500"/>
          <table:table-cell table:style-name="ce366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632" office:value-type="string" calcext:value-type="string" table:number-columns-spanned="2" table:number-rows-spanned="1">
            <text:p>Produits financiers</text:p>
          </table:table-cell>
          <table:covered-table-cell table:style-name="ce632"/>
          <table:table-cell table:style-name="ce508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500"/>
          <table:table-cell table:style-name="ce519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632" office:value-type="string" calcext:value-type="string" table:number-columns-spanned="2" table:number-rows-spanned="1">
            <text:p>Charges financières</text:p>
          </table:table-cell>
          <table:covered-table-cell table:style-name="ce632"/>
          <table:table-cell table:style-name="ce512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5"/>
          <table:table-cell table:style-name="ce500"/>
          <table:table-cell table:style-name="ce366"/>
          <table:table-cell table:style-name="ce535"/>
          <table:table-cell table:style-name="ce548"/>
          <table:table-cell table:number-columns-repeated="1019"/>
        </table:table-row>
        <table:table-row table:style-name="ro2">
          <table:table-cell table:style-name="ce634" office:value-type="string" calcext:value-type="string" table:number-columns-spanned="2" table:number-rows-spanned="1">
            <text:p>Résultat financier</text:p>
          </table:table-cell>
          <table:covered-table-cell table:style-name="ce634"/>
          <table:table-cell table:style-name="ce520" table:formula="of:=[.C61]-[.C63]" office:value-type="float" office:value="0" calcext:value-type="float">
            <text:p>0,00</text:p>
          </table:table-cell>
          <table:table-cell table:style-name="ce536" table:formula="of:=[.D61]-[.D63]" office:value-type="float" office:value="0" calcext:value-type="float">
            <text:p>0,00</text:p>
          </table:table-cell>
          <table:table-cell table:style-name="ce554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7"/>
          <table:table-cell table:style-name="ce501"/>
          <table:table-cell table:style-name="ce521"/>
          <table:table-cell table:style-name="ce537"/>
          <table:table-cell table:style-name="ce555"/>
          <table:table-cell table:number-columns-repeated="1019"/>
        </table:table-row>
        <table:table-row table:style-name="ro2">
          <table:table-cell table:style-name="ce478"/>
          <table:table-cell table:style-name="ce502" office:value-type="string" calcext:value-type="string">
            <text:p>Résultat courant</text:p>
          </table:table-cell>
          <table:table-cell table:style-name="ce518" table:formula="of:=[.C65]+[.C59]" office:value-type="float" office:value="0" calcext:value-type="float">
            <text:p>0,00</text:p>
          </table:table-cell>
          <table:table-cell table:style-name="ce534" table:formula="of:=+[.D65]+[.D59]" office:value-type="float" office:value="0" calcext:value-type="float">
            <text:p>0,00</text:p>
          </table:table-cell>
          <table:table-cell table:style-name="ce553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366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638" office:value-type="string" calcext:value-type="string" table:number-columns-spanned="2" table:number-rows-spanned="1">
            <text:p>Produits exceptionnels</text:p>
          </table:table-cell>
          <table:covered-table-cell table:style-name="ce638"/>
          <table:table-cell table:style-name="ce508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4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620" office:value-type="string" calcext:value-type="string">
            <text:p>- Produits de cessions des éléments actif cédés (cpte 775)</text:p>
          </table:table-cell>
          <table:table-cell table:style-name="ce504"/>
          <table:table-cell table:style-name="ce508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>
            <text:p>- Quote-part des sub d'invest. virées au compte de résultat (compte 777)</text:p>
          </table:table-cell>
          <table:table-cell table:style-name="ce504"/>
          <table:table-cell table:style-name="ce508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3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640" office:value-type="string" calcext:value-type="string" table:number-columns-spanned="2" table:number-rows-spanned="1">
            <text:p>Charges exceptionnelles</text:p>
          </table:table-cell>
          <table:covered-table-cell table:style-name="ce640"/>
          <table:table-cell table:style-name="ce512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5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620" office:value-type="string" calcext:value-type="string">
            <text:p>- Valeurs comptables des éléments d'actif cédés (compte 675)</text:p>
          </table:table-cell>
          <table:table-cell table:style-name="ce505"/>
          <table:table-cell table:style-name="ce512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>
          <table:table-cell table:style-name="ce631" office:value-type="string" calcext:value-type="string" table:number-columns-spanned="2" table:number-rows-spanned="1">
            <text:p>Résultat exceptionnel</text:p>
          </table:table-cell>
          <table:covered-table-cell table:style-name="ce631"/>
          <table:table-cell table:style-name="ce518" table:formula="of:=[.C69]-[.C74]" office:value-type="float" office:value="0" calcext:value-type="float">
            <text:p>0,00</text:p>
          </table:table-cell>
          <table:table-cell table:style-name="ce539" table:formula="of:=[.D69]-[.D74]" office:value-type="float" office:value="0" calcext:value-type="float">
            <text:p>0,00</text:p>
          </table:table-cell>
          <table:table-cell table:style-name="ce539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366"/>
          <table:table-cell table:style-name="ce540" table:number-columns-repeated="2"/>
          <table:table-cell table:number-columns-repeated="1019"/>
        </table:table-row>
        <table:table-row table:style-name="ro2">
          <table:table-cell table:style-name="ce484" office:value-type="string" calcext:value-type="string">
            <text:p>Impôt sur les sociétés</text:p>
          </table:table-cell>
          <table:table-cell table:style-name="ce503"/>
          <table:table-cell table:style-name="ce512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Report de ressources non utilisées des exercices antérieurs (+)</text:p>
          </table:table-cell>
          <table:table-cell table:style-name="ce503"/>
          <table:table-cell table:style-name="ce508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Engagement à réaliser sur ressources affectées (-)</text:p>
          </table:table-cell>
          <table:table-cell table:style-name="ce503"/>
          <table:table-cell table:style-name="ce512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5"/>
          <table:table-cell table:style-name="ce506"/>
          <table:table-cell table:style-name="ce522"/>
          <table:table-cell table:style-name="ce541"/>
          <table:table-cell table:style-name="ce558"/>
          <table:table-cell table:number-columns-repeated="1019"/>
        </table:table-row>
        <table:table-row table:style-name="ro2">
          <table:table-cell table:style-name="ce486"/>
          <table:table-cell table:style-name="ce507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23" table:formula="of:=[.C67]+[.C78]-[.C80]+[.C81]-[.C82]" office:value-type="float" office:value="0" calcext:value-type="float">
            <text:p>0,00</text:p>
          </table:table-cell>
          <table:table-cell table:style-name="ce523" table:formula="of:=[.D67]+[.D78]-[.D80]+[.D81]-[.D82]" office:value-type="float" office:value="0" calcext:value-type="float">
            <text:p>0,00</text:p>
          </table:table-cell>
          <table:table-cell table:style-name="ce559" table:formula="of:=[.C84]-[.D84]" office:value-type="float" office:value="0" calcext:value-type="float">
            <text:p>0,00</text:p>
          </table:table-cell>
          <table:table-cell/>
          <table:table-cell table:style-name="ce574"/>
          <table:table-cell table:number-columns-repeated="1017"/>
        </table:table-row>
        <table:table-row table:style-name="ro2">
          <table:table-cell table:number-columns-repeated="2"/>
          <table:table-cell table:style-name="ce574"/>
          <table:table-cell table:number-columns-repeated="1021"/>
        </table:table-row>
        <table:table-row table:style-name="ro15">
          <table:table-cell table:style-name="ce645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645"/>
          <table:table-cell table:number-columns-repeated="1019"/>
        </table:table-row>
        <table:table-row table:style-name="ro8">
          <table:covered-table-cell table:number-columns-repeated="5" table:style-name="ce645"/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366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25">
            <draw:custom-shape table:end-cell-address="'Compte de résultat'.D89" table:end-x="2.55mm" table:end-y="4.69mm" draw:z-index="0" draw:name="Text Box 1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48"/>
          <table:table-cell table:number-columns-repeated="1019"/>
        </table:table-row>
        <table:table-row table:style-name="ro2">
          <table:table-cell table:style-name="ce638" office:value-type="string" calcext:value-type="string" table:number-columns-spanned="2" table:number-rows-spanned="1">
            <text:p>Produits</text:p>
          </table:table-cell>
          <table:covered-table-cell table:style-name="ce638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81" office:value-type="string" calcext:value-type="string">
            <text:p>- Bénévolat</text:p>
          </table:table-cell>
          <table:table-cell table:style-name="ce504"/>
          <table:table-cell table:style-name="ce508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>
            <text:p>- Prestations en nature</text:p>
          </table:table-cell>
          <table:table-cell table:style-name="ce504"/>
          <table:table-cell table:style-name="ce508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>
            <text:p>- Dons en nature</text:p>
          </table:table-cell>
          <table:table-cell table:style-name="ce504"/>
          <table:table-cell table:style-name="ce508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9" office:value-type="string" calcext:value-type="string">
            <text:p>Total évaluation produits</text:p>
          </table:table-cell>
          <table:table-cell table:style-name="ce508" table:formula="of:=SUM([.C90:.C92])" office:value-type="float" office:value="0" calcext:value-type="float">
            <text:p>0,00</text:p>
          </table:table-cell>
          <table:table-cell table:style-name="ce528" table:formula="of:=SUM([.D90:.D92])" office:value-type="float" office:value="0" calcext:value-type="float">
            <text:p>0,00</text:p>
          </table:table-cell>
          <table:table-cell table:style-name="ce546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40" office:value-type="string" calcext:value-type="string" table:number-columns-spanned="2" table:number-rows-spanned="1">
            <text:p>Charges</text:p>
          </table:table-cell>
          <table:covered-table-cell table:style-name="ce640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81" office:value-type="string" calcext:value-type="string">
            <text:p>- Secours en nature</text:p>
          </table:table-cell>
          <table:table-cell table:style-name="ce505"/>
          <table:table-cell table:style-name="ce512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>
            <text:p>- Mise à disposition gratuites de biens et services</text:p>
          </table:table-cell>
          <table:table-cell table:style-name="ce505"/>
          <table:table-cell table:style-name="ce512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 office:value-type="string" calcext:value-type="string">
            <text:p>- Personnel bénévole</text:p>
          </table:table-cell>
          <table:table-cell table:style-name="ce505"/>
          <table:table-cell table:style-name="ce512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0"/>
          <table:table-cell table:style-name="ce489" office:value-type="string" calcext:value-type="string">
            <text:p>Total évaluation charges</text:p>
          </table:table-cell>
          <table:table-cell table:style-name="ce512" table:formula="of:=SUM([.C95:.C97])" office:value-type="float" office:value="0" calcext:value-type="float">
            <text:p>0,00</text:p>
          </table:table-cell>
          <table:table-cell table:style-name="ce529" table:formula="of:=SUM([.D95:.D97])" office:value-type="float" office:value="0" calcext:value-type="float">
            <text:p>0,00</text:p>
          </table:table-cell>
          <table:table-cell table:style-name="ce546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7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07:38:14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8-01-20T07:49:48.225000000</dc:date>
    <meta:editing-duration>PT2H10M39S</meta:editing-duration>
    <meta:editing-cycles>41</meta:editing-cycles>
    <meta:generator>LibreOffice/5.4.1.2$Windows_X86_64 LibreOffice_project/ea7cb86e6eeb2bf3a5af73a8f7777ac570321527</meta:generator>
    <meta:document-statistic meta:table-count="9" meta:cell-count="7334" meta:object-count="6"/>
  </office:meta>
</office:document-meta>
</file>